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en" fo:country="US" fo:font-weight="bold" officeooo:rsid="002ca3ca" officeooo:paragraph-rsid="002ca3ca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en" fo:country="US" fo:font-weight="bold" officeooo:rsid="0008c47f" officeooo:paragraph-rsid="0008c47f" style:font-size-asian="14pt" style:font-weight-asian="bold" style:font-name-complex="Times New Roman" style:font-size-complex="14pt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7" style:family="paragraph">
      <loext:graphic-properties draw:fill="solid" draw:fill-color="#ffffff"/>
      <style:paragraph-properties fo:margin-top="0cm" fo:margin-bottom="0cm" fo:line-height="100%" style:writing-mode="lr-tb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top="0cm" fo:margin-bottom="0.353cm" fo:line-height="115%" fo:text-align="center" style:writing-mode="lr-tb"/>
    </style:style>
    <style:style style:name="P11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T1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Times New Roman" fo:font-size="5pt" fo:language="ru" fo:country="RU" style:font-name-asian="Calibri" style:font-size-asian="5pt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Times New Roman" fo:font-size="6pt" fo:letter-spacing="-0.006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37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6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6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0.344cm" fo:min-width="0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4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03</text:p>
      <text:p text:style-name="P2"><draw:g text:anchor-type="char" draw:z-index="0" draw:name="Фигура1" draw:style-name="gr1"><draw:custom-shape draw:style-name="gr2" draw:text-style-name="P3" svg:width="1.269cm" svg:height="1.269cm" draw:transform="rotate (1.5707963267949) translate (2.9509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.455cm"><draw:text-box><text:p text:style-name="P4"><text:span text:style-name="T1">TVS43-94</text:span></text:p><text:p text:style-name="P5"><text:span text:style-name="T2">AR43-94</text:span></text:p></draw:text-box></draw:frame><draw:custom-shape draw:style-name="gr2" draw:text-style-name="P3" svg:width="1.269cm" svg:height="1.269cm" draw:transform="rotate (1.5707963267949) translate (4.33387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.455cm"><draw:text-box><text:p text:style-name="P4"><text:span text:style-name="T1">TVS43-96</text:span></text:p><text:p text:style-name="P5"><text:span text:style-name="T2">AR43-96</text:span></text:p></draw:text-box></draw:frame><draw:custom-shape draw:style-name="gr2" draw:text-style-name="P3" svg:width="1.269cm" svg:height="1.269cm" draw:transform="rotate (1.5707963267949) translate (5.720291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.455cm"><draw:text-box><text:p text:style-name="P4"><text:span text:style-name="T1">TVS43-98</text:span></text:p><text:p text:style-name="P5"><text:span text:style-name="T2">AR43-98</text:span></text:p></draw:text-box></draw:frame><draw:custom-shape draw:style-name="gr2" draw:text-style-name="P3" svg:width="1.269cm" svg:height="1.269cm" draw:transform="rotate (1.5707963267949) translate (7.1014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.455cm"><draw:text-box><text:p text:style-name="P4"><text:span text:style-name="T1">TVS43-100</text:span></text:p><text:p text:style-name="P5"><text:span text:style-name="T2">AR43-100</text:span></text:p></draw:text-box></draw:frame><draw:custom-shape draw:style-name="gr2" draw:text-style-name="P3" svg:width="1.269cm" svg:height="1.269cm" draw:transform="rotate (1.5707963267949) translate (8.4843055555555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.455cm"><draw:text-box><text:p text:style-name="P4"><text:span text:style-name="T1">TVS43-102</text:span></text:p><text:p text:style-name="P5"><text:span text:style-name="T2">AR43-102</text:span></text:p></draw:text-box></draw:frame><draw:custom-shape draw:style-name="gr2" draw:text-style-name="P3" svg:width="1.269cm" svg:height="1.269cm" draw:transform="rotate (1.5707963267949) translate (9.86895833333333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.455cm"><draw:text-box><text:p text:style-name="P4"><text:span text:style-name="T1">TVS43-104</text:span></text:p><text:p text:style-name="P5"><text:span text:style-name="T2">AR43-104</text:span></text:p></draw:text-box></draw:frame><draw:custom-shape draw:style-name="gr2" draw:text-style-name="P3" svg:width="1.269cm" svg:height="1.269cm" draw:transform="rotate (1.5707963267949) translate (11.2518472222222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.455cm"><draw:text-box><text:p text:style-name="P4"><text:span text:style-name="T1">TVS43-106</text:span></text:p><text:p text:style-name="P5"><text:span text:style-name="T2">AR43-106</text:span></text:p></draw:text-box></draw:frame><draw:custom-shape draw:style-name="gr2" draw:text-style-name="P3" svg:width="1.269cm" svg:height="1.269cm" draw:transform="rotate (1.5707963267949) translate (12.6823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.455cm"><draw:text-box><text:p text:style-name="P4"><text:span text:style-name="T1">TVS43-108</text:span></text:p><text:p text:style-name="P5"><text:span text:style-name="T2">AR43-108</text:span></text:p></draw:text-box></draw:frame><draw:custom-shape draw:style-name="gr4" draw:text-style-name="P3" svg:width="1.269cm" svg:height="1.265cm" draw:transform="rotate (1.5707963267949) translate (15.031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.455cm"><draw:text-box><text:p text:style-name="P4"><text:span text:style-name="T1">TVS43-110</text:span></text:p><text:p text:style-name="P5"><text:span text:style-name="T2">AR43-110</text:span></text:p></draw:text-box></draw:frame><draw:custom-shape draw:style-name="gr2" draw:text-style-name="P3" svg:width="1.269cm" svg:height="1.269cm" draw:transform="rotate (1.5707963267949) translate (16.4182777777778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.455cm"><draw:text-box><text:p text:style-name="P4"><text:span text:style-name="T1">TVS43-112</text:span></text:p><text:p text:style-name="P5"><text:span text:style-name="T2">AR43-112</text:span></text:p></draw:text-box></draw:frame><draw:custom-shape draw:style-name="gr2" draw:text-style-name="P3" svg:width="1.269cm" svg:height="1.269cm" draw:transform="rotate (1.5707963267949) translate (17.801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.455cm"><draw:text-box><text:p text:style-name="P4"><text:span text:style-name="T1">TVS43-114</text:span></text:p><text:p text:style-name="P5"><text:span text:style-name="T2">AR43-114</text:span></text:p></draw:text-box></draw:frame><draw:custom-shape draw:style-name="gr2" draw:text-style-name="P3" svg:width="1.269cm" svg:height="1.269cm" draw:transform="rotate (1.5707963267949) translate (19.185819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.455cm"><draw:text-box><text:p text:style-name="P4"><text:span text:style-name="T1">TVS43-116</text:span></text:p><text:p text:style-name="P5"><text:span text:style-name="T2">AR43-116</text:span></text:p></draw:text-box></draw:frame><draw:custom-shape draw:style-name="gr2" draw:text-style-name="P3" svg:width="1.269cm" svg:height="1.269cm" draw:transform="rotate (1.5707963267949) translate (20.566944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.455cm"><draw:text-box><text:p text:style-name="P4"><text:span text:style-name="T1">TVS43-118</text:span></text:p><text:p text:style-name="P5"><text:span text:style-name="T2">AR43-118</text:span></text:p></draw:text-box></draw:frame><draw:custom-shape draw:style-name="gr2" draw:text-style-name="P3" svg:width="1.269cm" svg:height="1.269cm" draw:transform="rotate (1.5707963267949) translate (3.64243055555556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2.485cm"><draw:text-box><text:p text:style-name="P4"><text:span text:style-name="T1">TVS44-95</text:span></text:p><text:p text:style-name="P5"><text:span text:style-name="T2">AR44-95</text:span></text:p></draw:text-box></draw:frame><draw:custom-shape draw:style-name="gr2" draw:text-style-name="P3" svg:width="1.269cm" svg:height="1.269cm" draw:transform="rotate (1.5707963267949) translate (5.027083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2.485cm"><draw:text-box><text:p text:style-name="P4"><text:span text:style-name="T1">TVS44-97</text:span></text:p><text:p text:style-name="P5"><text:span text:style-name="T2">AR44-97</text:span></text:p></draw:text-box></draw:frame><draw:custom-shape draw:style-name="gr2" draw:text-style-name="P3" svg:width="1.269cm" svg:height="1.269cm" draw:transform="rotate (1.5707963267949) translate (6.408208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2.485cm"><draw:text-box><text:p text:style-name="P4"><text:span text:style-name="T1">TVS44-99</text:span></text:p><text:p text:style-name="P5"><text:span text:style-name="T2">AR44-99</text:span></text:p></draw:text-box></draw:frame><draw:custom-shape draw:style-name="gr2" draw:text-style-name="P3" svg:width="1.269cm" svg:height="1.269cm" draw:transform="rotate (1.5707963267949) translate (7.792861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2.485cm"><draw:text-box><text:p text:style-name="P4"><text:span text:style-name="T1">TVS44-101</text:span></text:p><text:p text:style-name="P5"><text:span text:style-name="T2">AR44-101</text:span></text:p></draw:text-box></draw:frame><draw:custom-shape draw:style-name="gr2" draw:text-style-name="P3" svg:width="1.269cm" svg:height="1.269cm" draw:transform="rotate (1.5707963267949) translate (9.173986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2.485cm"><draw:text-box><text:p text:style-name="P4"><text:span text:style-name="T1">TVS44-103</text:span></text:p><text:p text:style-name="P5"><text:span text:style-name="T2">AR44-103</text:span></text:p></draw:text-box></draw:frame><draw:custom-shape draw:style-name="gr2" draw:text-style-name="P3" svg:width="1.269cm" svg:height="1.269cm" draw:transform="rotate (1.5707963267949) translate (10.56040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2.485cm"><draw:text-box><text:p text:style-name="P4"><text:span text:style-name="T1">TVS44-105</text:span></text:p><text:p text:style-name="P5"><text:span text:style-name="T2">AR44-105</text:span></text:p></draw:text-box></draw:frame><draw:custom-shape draw:style-name="gr2" draw:text-style-name="P3" svg:width="1.269cm" svg:height="1.269cm" draw:transform="rotate (1.5707963267949) translate (11.989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2.485cm"><draw:text-box><text:p text:style-name="P4"><text:span text:style-name="T1">TVS44-107</text:span></text:p><text:p text:style-name="P5"><text:span text:style-name="T2">AR44-107</text:span></text:p></draw:text-box></draw:frame><draw:custom-shape draw:style-name="gr2" draw:text-style-name="P3" svg:width="1.269cm" svg:height="1.269cm" draw:transform="rotate (1.5707963267949) translate (14.343944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2.485cm"><draw:text-box><text:p text:style-name="P4"><text:span text:style-name="T1">TVS44-109</text:span></text:p><text:p text:style-name="P5"><text:span text:style-name="T2">AR44-109</text:span></text:p></draw:text-box></draw:frame><draw:custom-shape draw:style-name="gr2" draw:text-style-name="P3" svg:width="1.269cm" svg:height="1.269cm" draw:transform="rotate (1.5707963267949) translate (15.725069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2.485cm"><draw:text-box><text:p text:style-name="P4"><text:span text:style-name="T1">TVS44-111</text:span></text:p><text:p text:style-name="P5"><text:span text:style-name="T2">AR44-111</text:span></text:p></draw:text-box></draw:frame><draw:custom-shape draw:style-name="gr2" draw:text-style-name="P3" svg:width="1.269cm" svg:height="1.269cm" draw:transform="rotate (1.5707963267949) translate (17.107958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2.485cm"><draw:text-box><text:p text:style-name="P4"><text:span text:style-name="T1">TVS44-113</text:span></text:p><text:p text:style-name="P5"><text:span text:style-name="T2">AR44-113</text:span></text:p></draw:text-box></draw:frame><draw:custom-shape draw:style-name="gr2" draw:text-style-name="P3" svg:width="1.269cm" svg:height="1.269cm" draw:transform="rotate (1.5707963267949) translate (18.490847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2.485cm"><draw:text-box><text:p text:style-name="P4"><text:span text:style-name="T1">TVS44-115</text:span></text:p><text:p text:style-name="P5"><text:span text:style-name="T2">AR44-115</text:span></text:p></draw:text-box></draw:frame><draw:custom-shape draw:style-name="gr2" draw:text-style-name="P3" svg:width="1.269cm" svg:height="1.269cm" draw:transform="rotate (1.5707963267949) translate (19.871972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2.485cm"><draw:text-box><text:p text:style-name="P4"><text:span text:style-name="T1">TVS44-117</text:span></text:p><text:p text:style-name="P5"><text:span text:style-name="T2">AR44-117</text:span></text:p></draw:text-box></draw:frame><draw:custom-shape draw:style-name="gr2" draw:text-style-name="P3" svg:width="1.269cm" svg:height="1.269cm" draw:transform="rotate (1.5707963267949) translate (21.260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2.485cm"><draw:text-box><text:p text:style-name="P4"><text:span text:style-name="T1">TVS44-119</text:span></text:p><text:p text:style-name="P5"><text:span text:style-name="T2">AR44-119</text:span></text:p></draw:text-box></draw:frame><draw:custom-shape draw:style-name="gr2" draw:text-style-name="P3" svg:width="1.267cm" svg:height="1.269cm" draw:transform="rotate (1.5707963267949) translate (2.9509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3.514cm"><draw:text-box><text:p text:style-name="P4"><text:span text:style-name="T1">TVS45-94</text:span></text:p><text:p text:style-name="P5"><text:span text:style-name="T2">AR45-94</text:span></text:p></draw:text-box></draw:frame><draw:custom-shape draw:style-name="gr2" draw:text-style-name="P3" svg:width="1.267cm" svg:height="1.269cm" draw:transform="rotate (1.5707963267949) translate (4.33387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3.514cm"><draw:text-box><text:p text:style-name="P4"><text:span text:style-name="T1">TVS45-96</text:span></text:p><text:p text:style-name="P5"><text:span text:style-name="T2">AR45-96</text:span></text:p></draw:text-box></draw:frame><draw:custom-shape draw:style-name="gr2" draw:text-style-name="P3" svg:width="1.267cm" svg:height="1.269cm" draw:transform="rotate (1.5707963267949) translate (5.720291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3.514cm"><draw:text-box><text:p text:style-name="P4"><text:span text:style-name="T1">TVS45-98</text:span></text:p><text:p text:style-name="P5"><text:span text:style-name="T2">AR45-98</text:span></text:p></draw:text-box></draw:frame><draw:custom-shape draw:style-name="gr2" draw:text-style-name="P3" svg:width="1.267cm" svg:height="1.269cm" draw:transform="rotate (1.5707963267949) translate (7.1014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3.514cm"><draw:text-box><text:p text:style-name="P4"><text:span text:style-name="T1">TVS45-100</text:span></text:p><text:p text:style-name="P5"><text:span text:style-name="T2">AR45-100</text:span></text:p></draw:text-box></draw:frame><draw:custom-shape draw:style-name="gr2" draw:text-style-name="P3" svg:width="1.267cm" svg:height="1.269cm" draw:transform="rotate (1.5707963267949) translate (8.4843055555555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3.514cm"><draw:text-box><text:p text:style-name="P4"><text:span text:style-name="T1">TVS45-102</text:span></text:p><text:p text:style-name="P5"><text:span text:style-name="T2">AR45-102</text:span></text:p></draw:text-box></draw:frame><draw:custom-shape draw:style-name="gr2" draw:text-style-name="P3" svg:width="1.267cm" svg:height="1.269cm" draw:transform="rotate (1.5707963267949) translate (9.86895833333333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3.514cm"><draw:text-box><text:p text:style-name="P4"><text:span text:style-name="T1">TVS45-104</text:span></text:p><text:p text:style-name="P5"><text:span text:style-name="T2">AR45-104</text:span></text:p></draw:text-box></draw:frame><draw:custom-shape draw:style-name="gr2" draw:text-style-name="P3" svg:width="1.267cm" svg:height="1.269cm" draw:transform="rotate (1.5707963267949) translate (11.2518472222222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3.514cm"><draw:text-box><text:p text:style-name="P4"><text:span text:style-name="T1">TVS45-106</text:span></text:p><text:p text:style-name="P5"><text:span text:style-name="T2">AR45-106</text:span></text:p></draw:text-box></draw:frame><draw:custom-shape draw:style-name="gr2" draw:text-style-name="P3" svg:width="1.267cm" svg:height="1.269cm" draw:transform="rotate (1.5707963267949) translate (12.6823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3.514cm"><draw:text-box><text:p text:style-name="P4"><text:span text:style-name="T1">TVS45-108</text:span></text:p><text:p text:style-name="P5"><text:span text:style-name="T2">AR45-108</text:span></text:p></draw:text-box></draw:frame><draw:custom-shape draw:style-name="gr4" draw:text-style-name="P3" svg:width="1.267cm" svg:height="1.265cm" draw:transform="rotate (1.5707963267949) translate (15.031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3.514cm"><draw:text-box><text:p text:style-name="P4"><text:span text:style-name="T1">TVS45-110</text:span></text:p><text:p text:style-name="P5"><text:span text:style-name="T2">AR45-110</text:span></text:p></draw:text-box></draw:frame><draw:custom-shape draw:style-name="gr2" draw:text-style-name="P3" svg:width="1.267cm" svg:height="1.269cm" draw:transform="rotate (1.5707963267949) translate (16.4182777777778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3.514cm"><draw:text-box><text:p text:style-name="P4"><text:span text:style-name="T1">TVS45-112</text:span></text:p><text:p text:style-name="P5"><text:span text:style-name="T2">AR45-112</text:span></text:p></draw:text-box></draw:frame><draw:custom-shape draw:style-name="gr2" draw:text-style-name="P3" svg:width="1.267cm" svg:height="1.269cm" draw:transform="rotate (1.5707963267949) translate (17.801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3.514cm"><draw:text-box><text:p text:style-name="P4"><text:span text:style-name="T1">TVS45-114</text:span></text:p><text:p text:style-name="P5"><text:span text:style-name="T2">AR45-114</text:span></text:p></draw:text-box></draw:frame><draw:custom-shape draw:style-name="gr2" draw:text-style-name="P3" svg:width="1.267cm" svg:height="1.269cm" draw:transform="rotate (1.5707963267949) translate (19.185819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3.514cm"><draw:text-box><text:p text:style-name="P4"><text:span text:style-name="T1">TVS45-116</text:span></text:p><text:p text:style-name="P5"><text:span text:style-name="T2">AR45-116</text:span></text:p></draw:text-box></draw:frame><draw:custom-shape draw:style-name="gr2" draw:text-style-name="P3" svg:width="1.267cm" svg:height="1.269cm" draw:transform="rotate (1.5707963267949) translate (20.566944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3.514cm"><draw:text-box><text:p text:style-name="P4"><text:span text:style-name="T1">TVS45-118</text:span></text:p><text:p text:style-name="P5"><text:span text:style-name="T2">AR45-118</text:span></text:p></draw:text-box></draw:frame><draw:custom-shape draw:style-name="gr5" draw:text-style-name="P3" svg:width="1.267cm" svg:height="1.627cm" draw:transform="rotate (1.5707963267949) translate (22.9623055555556cm 2.6140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.683cm"><draw:text-box><text:p text:style-name="P4"><text:span text:style-name="T3">TVS45-122</text:span></text:p><text:p text:style-name="P5"><text:span text:style-name="T3">AR45-122</text:span></text:p><text:p text:style-name="P4"><text:span text:style-name="T3">GP45-122</text:span></text:p></draw:text-box></draw:frame><draw:custom-shape draw:style-name="gr2" draw:text-style-name="P3" svg:width="1.269cm" svg:height="1.269cm" draw:transform="rotate (1.5707963267949) translate (0.8748888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4.544cm"><draw:text-box><text:p text:style-name="P4"><text:span text:style-name="T1">TVS46-91</text:span></text:p><text:p text:style-name="P5"><text:span text:style-name="T2">AR46-91</text:span></text:p></draw:text-box></draw:frame><draw:custom-shape draw:style-name="gr2" draw:text-style-name="P3" svg:width="1.269cm" svg:height="1.269cm" draw:transform="rotate (1.5707963267949) translate (2.256013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4.544cm"><draw:text-box><text:p text:style-name="P4"><text:span text:style-name="T1">TVS46-93</text:span></text:p><text:p text:style-name="P5"><text:span text:style-name="T2">AR46-93</text:span></text:p></draw:text-box></draw:frame><draw:custom-shape draw:style-name="gr2" draw:text-style-name="P3" svg:width="1.269cm" svg:height="1.269cm" draw:transform="rotate (1.5707963267949) translate (3.64243055555556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4.544cm"><draw:text-box><text:p text:style-name="P4"><text:span text:style-name="T1">TVS46-95</text:span></text:p><text:p text:style-name="P5"><text:span text:style-name="T2">AR46-95</text:span></text:p></draw:text-box></draw:frame><draw:custom-shape draw:style-name="gr2" draw:text-style-name="P3" svg:width="1.269cm" svg:height="1.269cm" draw:transform="rotate (1.5707963267949) translate (5.027083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4.544cm"><draw:text-box><text:p text:style-name="P4"><text:span text:style-name="T1">TVS46-97</text:span></text:p><text:p text:style-name="P5"><text:span text:style-name="T2">AR46-97</text:span></text:p></draw:text-box></draw:frame><draw:custom-shape draw:style-name="gr2" draw:text-style-name="P3" svg:width="1.269cm" svg:height="1.269cm" draw:transform="rotate (1.5707963267949) translate (6.408208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4.544cm"><draw:text-box><text:p text:style-name="P4"><text:span text:style-name="T1">TVS46-99</text:span></text:p><text:p text:style-name="P5"><text:span text:style-name="T2">AR46-99</text:span></text:p></draw:text-box></draw:frame><draw:custom-shape draw:style-name="gr2" draw:text-style-name="P3" svg:width="1.269cm" svg:height="1.269cm" draw:transform="rotate (1.5707963267949) translate (7.792861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4.544cm"><draw:text-box><text:p text:style-name="P4"><text:span text:style-name="T1">TVS46-101</text:span></text:p><text:p text:style-name="P5"><text:span text:style-name="T2">AR46-101</text:span></text:p></draw:text-box></draw:frame><draw:custom-shape draw:style-name="gr2" draw:text-style-name="P3" svg:width="1.269cm" svg:height="1.269cm" draw:transform="rotate (1.5707963267949) translate (9.173986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4.544cm"><draw:text-box><text:p text:style-name="P4"><text:span text:style-name="T1">TVS46-103</text:span></text:p><text:p text:style-name="P5"><text:span text:style-name="T2">AR46-103</text:span></text:p></draw:text-box></draw:frame><draw:custom-shape draw:style-name="gr2" draw:text-style-name="P3" svg:width="1.269cm" svg:height="1.269cm" draw:transform="rotate (1.5707963267949) translate (10.56040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4.544cm"><draw:text-box><text:p text:style-name="P4"><text:span text:style-name="T1">TVS46-105</text:span></text:p><text:p text:style-name="P5"><text:span text:style-name="T2">AR46-105</text:span></text:p></draw:text-box></draw:frame><draw:custom-shape draw:style-name="gr2" draw:text-style-name="P3" svg:width="1.269cm" svg:height="1.269cm" draw:transform="rotate (1.5707963267949) translate (11.989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4.544cm"><draw:text-box><text:p text:style-name="P4"><text:span text:style-name="T1">TVS46-107</text:span></text:p><text:p text:style-name="P5"><text:span text:style-name="T2">AR46-107</text:span></text:p></draw:text-box></draw:frame><draw:custom-shape draw:style-name="gr2" draw:text-style-name="P3" svg:width="1.269cm" svg:height="1.269cm" draw:transform="rotate (1.5707963267949) translate (14.343944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4.544cm"><draw:text-box><text:p text:style-name="P4"><text:span text:style-name="T1">TVS46-109</text:span></text:p><text:p text:style-name="P5"><text:span text:style-name="T2">AR46-109</text:span></text:p></draw:text-box></draw:frame><draw:custom-shape draw:style-name="gr2" draw:text-style-name="P3" svg:width="1.269cm" svg:height="1.269cm" draw:transform="rotate (1.5707963267949) translate (15.725069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4.544cm"><draw:text-box><text:p text:style-name="P4"><text:span text:style-name="T1">TVS46-111</text:span></text:p><text:p text:style-name="P5"><text:span text:style-name="T2">AR46-111</text:span></text:p></draw:text-box></draw:frame><draw:custom-shape draw:style-name="gr2" draw:text-style-name="P3" svg:width="1.269cm" svg:height="1.269cm" draw:transform="rotate (1.5707963267949) translate (17.107958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4.544cm"><draw:text-box><text:p text:style-name="P4"><text:span text:style-name="T1">TVS46-113</text:span></text:p><text:p text:style-name="P5"><text:span text:style-name="T2">AR46-113</text:span></text:p></draw:text-box></draw:frame><draw:custom-shape draw:style-name="gr2" draw:text-style-name="P3" svg:width="1.269cm" svg:height="1.269cm" draw:transform="rotate (1.5707963267949) translate (18.490847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4.544cm"><draw:text-box><text:p text:style-name="P4"><text:span text:style-name="T1">TVS46-115</text:span></text:p><text:p text:style-name="P5"><text:span text:style-name="T2">AR46-115</text:span></text:p></draw:text-box></draw:frame><draw:custom-shape draw:style-name="gr2" draw:text-style-name="P3" svg:width="1.269cm" svg:height="1.269cm" draw:transform="rotate (1.5707963267949) translate (19.871972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4.544cm"><draw:text-box><text:p text:style-name="P4"><text:span text:style-name="T1">TVS46-117</text:span></text:p><text:p text:style-name="P5"><text:span text:style-name="T2">AR46-117</text:span></text:p></draw:text-box></draw:frame><draw:custom-shape draw:style-name="gr2" draw:text-style-name="P3" svg:width="1.269cm" svg:height="1.269cm" draw:transform="rotate (1.5707963267949) translate (21.260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4.544cm"><draw:text-box><text:p text:style-name="P4"><text:span text:style-name="T1">TVS46-119</text:span></text:p><text:p text:style-name="P5"><text:span text:style-name="T2">AR46-119</text:span></text:p></draw:text-box></draw:frame><draw:custom-shape draw:style-name="gr5" draw:text-style-name="P3" svg:width="1.267cm" svg:height="1.627cm" draw:transform="rotate (1.5707963267949) translate (22.9623055555556cm 4.1874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3.256cm"><draw:text-box><text:p text:style-name="P4"><text:span text:style-name="T3">TVS46-122</text:span></text:p><text:p text:style-name="P5"><text:span text:style-name="T3">AR45-122</text:span></text:p><text:p text:style-name="P4"><text:span text:style-name="T3">GP45-122</text:span></text:p></draw:text-box></draw:frame><draw:custom-shape draw:style-name="gr2" draw:text-style-name="P3" svg:width="1.267cm" svg:height="1.269cm" draw:transform="rotate (1.5707963267949) translate (1.5680972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5.555cm"><draw:text-box><text:p text:style-name="P4"><text:span text:style-name="T1">TVS47-92</text:span></text:p><text:p text:style-name="P5"><text:span text:style-name="T2">AR47-92</text:span></text:p></draw:text-box></draw:frame><draw:custom-shape draw:style-name="gr2" draw:text-style-name="P3" svg:width="1.267cm" svg:height="1.269cm" draw:transform="rotate (1.5707963267949) translate (2.9509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5.555cm"><draw:text-box><text:p text:style-name="P4"><text:span text:style-name="T1">TVS47-94</text:span></text:p><text:p text:style-name="P5"><text:span text:style-name="T2">AR47-94</text:span></text:p></draw:text-box></draw:frame><draw:custom-shape draw:style-name="gr2" draw:text-style-name="P3" svg:width="1.267cm" svg:height="1.269cm" draw:transform="rotate (1.5707963267949) translate (4.33387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5.555cm"><draw:text-box><text:p text:style-name="P4"><text:span text:style-name="T1">TVS47-96</text:span></text:p><text:p text:style-name="P5"><text:span text:style-name="T2">AR47-96</text:span></text:p></draw:text-box></draw:frame><draw:custom-shape draw:style-name="gr2" draw:text-style-name="P3" svg:width="1.267cm" svg:height="1.269cm" draw:transform="rotate (1.5707963267949) translate (5.720291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5.555cm"><draw:text-box><text:p text:style-name="P4"><text:span text:style-name="T1">TVS47-98</text:span></text:p><text:p text:style-name="P5"><text:span text:style-name="T2">AR47-98</text:span></text:p></draw:text-box></draw:frame><draw:custom-shape draw:style-name="gr2" draw:text-style-name="P3" svg:width="1.267cm" svg:height="1.269cm" draw:transform="rotate (1.5707963267949) translate (7.1014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5.555cm"><draw:text-box><text:p text:style-name="P4"><text:span text:style-name="T1">TVS47-100</text:span></text:p><text:p text:style-name="P5"><text:span text:style-name="T2">AR47-100</text:span></text:p></draw:text-box></draw:frame><draw:custom-shape draw:style-name="gr2" draw:text-style-name="P3" svg:width="1.267cm" svg:height="1.269cm" draw:transform="rotate (1.5707963267949) translate (8.4843055555555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5.555cm"><draw:text-box><text:p text:style-name="P4"><text:span text:style-name="T1">TVS47-102</text:span></text:p><text:p text:style-name="P5"><text:span text:style-name="T2">AR47-102</text:span></text:p></draw:text-box></draw:frame><draw:custom-shape draw:style-name="gr2" draw:text-style-name="P3" svg:width="1.267cm" svg:height="1.269cm" draw:transform="rotate (1.5707963267949) translate (9.86895833333333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5.555cm"><draw:text-box><text:p text:style-name="P4"><text:span text:style-name="T1">TVS47-104</text:span></text:p><text:p text:style-name="P5"><text:span text:style-name="T2">AR47-104</text:span></text:p></draw:text-box></draw:frame><draw:custom-shape draw:style-name="gr2" draw:text-style-name="P3" svg:width="1.267cm" svg:height="1.269cm" draw:transform="rotate (1.5707963267949) translate (11.251847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5.555cm"><draw:text-box><text:p text:style-name="P4"><text:span text:style-name="T1">TVS47-106</text:span></text:p><text:p text:style-name="P5"><text:span text:style-name="T2">AR47-106</text:span></text:p></draw:text-box></draw:frame><draw:custom-shape draw:style-name="gr2" draw:text-style-name="P3" svg:width="1.267cm" svg:height="1.269cm" draw:transform="rotate (1.5707963267949) translate (12.6823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5.555cm"><draw:text-box><text:p text:style-name="P4"><text:span text:style-name="T1">TVS47-108</text:span></text:p><text:p text:style-name="P5"><text:span text:style-name="T2">AR47-108</text:span></text:p></draw:text-box></draw:frame><draw:custom-shape draw:style-name="gr4" draw:text-style-name="P3" svg:width="1.267cm" svg:height="1.265cm" draw:transform="rotate (1.5707963267949) translate (15.031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5.555cm"><draw:text-box><text:p text:style-name="P4"><text:span text:style-name="T1">TVS47-110</text:span></text:p><text:p text:style-name="P5"><text:span text:style-name="T2">AR47-110</text:span></text:p></draw:text-box></draw:frame><draw:custom-shape draw:style-name="gr2" draw:text-style-name="P3" svg:width="1.267cm" svg:height="1.269cm" draw:transform="rotate (1.5707963267949) translate (16.4182777777778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5.555cm"><draw:text-box><text:p text:style-name="P4"><text:span text:style-name="T1">TVS47-112</text:span></text:p><text:p text:style-name="P5"><text:span text:style-name="T2">AR47-112</text:span></text:p></draw:text-box></draw:frame><draw:custom-shape draw:style-name="gr2" draw:text-style-name="P3" svg:width="1.267cm" svg:height="1.269cm" draw:transform="rotate (1.5707963267949) translate (17.801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5.555cm"><draw:text-box><text:p text:style-name="P4"><text:span text:style-name="T1">TVS47-114</text:span></text:p><text:p text:style-name="P5"><text:span text:style-name="T2">AR47-114</text:span></text:p></draw:text-box></draw:frame><draw:custom-shape draw:style-name="gr2" draw:text-style-name="P3" svg:width="1.267cm" svg:height="1.269cm" draw:transform="rotate (1.5707963267949) translate (19.185819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5.555cm"><draw:text-box><text:p text:style-name="P4"><text:span text:style-name="T1">TVS47-116</text:span></text:p><text:p text:style-name="P5"><text:span text:style-name="T2">AR47-116</text:span></text:p></draw:text-box></draw:frame><draw:custom-shape draw:style-name="gr2" draw:text-style-name="P3" svg:width="1.267cm" svg:height="1.269cm" draw:transform="rotate (1.5707963267949) translate (20.566944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5.555cm"><draw:text-box><text:p text:style-name="P4"><text:span text:style-name="T1">TVS47-118</text:span></text:p><text:p text:style-name="P5"><text:span text:style-name="T2">AR47-118</text:span></text:p></draw:text-box></draw:frame><draw:custom-shape draw:style-name="gr5" draw:text-style-name="P3" svg:width="1.267cm" svg:height="1.627cm" draw:transform="rotate (1.5707963267949) translate (22.9623055555556cm 5.760861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4.83cm"><draw:text-box><text:p text:style-name="P4"><text:span text:style-name="T3">TVS47-122</text:span></text:p><text:p text:style-name="P5"><text:span text:style-name="T3">AR47-122</text:span></text:p><text:p text:style-name="P4"><text:span text:style-name="T3">GP47-122</text:span></text:p></draw:text-box></draw:frame><draw:custom-shape draw:style-name="gr6" draw:text-style-name="P3" svg:width="1.269cm" svg:height="1.625cm" draw:transform="rotate (1.5707963267949) translate (24.590375cm 6.50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5.581cm"><draw:text-box><text:p text:style-name="P4"><text:span text:style-name="T3">TVS47-124</text:span></text:p><text:p text:style-name="P5"><text:span text:style-name="T3">AR47-124</text:span></text:p><text:p text:style-name="P4"><text:span text:style-name="T3">GP47-124</text:span></text:p></draw:text-box></draw:frame><draw:custom-shape draw:style-name="gr6" draw:text-style-name="P3" svg:width="1.269cm" svg:height="1.625cm" draw:transform="rotate (1.5707963267949) translate (26.4671527777778cm 6.544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5.618cm"><draw:text-box><text:p text:style-name="P4"><text:span text:style-name="T3">TVS47-126</text:span></text:p><text:p text:style-name="P5"><text:span text:style-name="T3">AR47-126</text:span></text:p><text:p text:style-name="P4"><text:span text:style-name="T3">GP47-126</text:span></text:p></draw:text-box></draw:frame><draw:custom-shape draw:style-name="gr2" draw:text-style-name="P3" svg:width="1.269cm" svg:height="1.269cm" draw:transform="rotate (1.5707963267949) translate (0.8748888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6.608cm"><draw:text-box><text:p text:style-name="P4"><text:span text:style-name="T1">TVS48-91</text:span></text:p><text:p text:style-name="P5"><text:span text:style-name="T2">AR48-91</text:span></text:p></draw:text-box></draw:frame><draw:custom-shape draw:style-name="gr2" draw:text-style-name="P3" svg:width="1.269cm" svg:height="1.269cm" draw:transform="rotate (1.5707963267949) translate (2.256013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6.608cm"><draw:text-box><text:p text:style-name="P4"><text:span text:style-name="T1">TVS48-93</text:span></text:p><text:p text:style-name="P5"><text:span text:style-name="T2">AR48-93</text:span></text:p></draw:text-box></draw:frame><draw:custom-shape draw:style-name="gr2" draw:text-style-name="P3" svg:width="1.269cm" svg:height="1.269cm" draw:transform="rotate (1.5707963267949) translate (3.64243055555556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6.608cm"><draw:text-box><text:p text:style-name="P4"><text:span text:style-name="T1">TVS48-95</text:span></text:p><text:p text:style-name="P5"><text:span text:style-name="T2">AR48-95</text:span></text:p></draw:text-box></draw:frame><draw:custom-shape draw:style-name="gr2" draw:text-style-name="P3" svg:width="1.269cm" svg:height="1.269cm" draw:transform="rotate (1.5707963267949) translate (5.027083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6.608cm"><draw:text-box><text:p text:style-name="P4"><text:span text:style-name="T1">TVS48-97</text:span></text:p><text:p text:style-name="P5"><text:span text:style-name="T2">AR48-97</text:span></text:p></draw:text-box></draw:frame><draw:custom-shape draw:style-name="gr2" draw:text-style-name="P3" svg:width="1.269cm" svg:height="1.269cm" draw:transform="rotate (1.5707963267949) translate (6.408208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6.608cm"><draw:text-box><text:p text:style-name="P4"><text:span text:style-name="T1">TVS48-99</text:span></text:p><text:p text:style-name="P5"><text:span text:style-name="T2">AR48-99</text:span></text:p></draw:text-box></draw:frame><draw:custom-shape draw:style-name="gr2" draw:text-style-name="P3" svg:width="1.269cm" svg:height="1.269cm" draw:transform="rotate (1.5707963267949) translate (7.792861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6.608cm"><draw:text-box><text:p text:style-name="P4"><text:span text:style-name="T1">TVS48-101</text:span></text:p><text:p text:style-name="P5"><text:span text:style-name="T2">AR48-101</text:span></text:p></draw:text-box></draw:frame><draw:custom-shape draw:style-name="gr2" draw:text-style-name="P3" svg:width="1.269cm" svg:height="1.269cm" draw:transform="rotate (1.5707963267949) translate (9.173986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6.608cm"><draw:text-box><text:p text:style-name="P4"><text:span text:style-name="T1">TVS48-103</text:span></text:p><text:p text:style-name="P5"><text:span text:style-name="T2">AR48-103</text:span></text:p></draw:text-box></draw:frame><draw:custom-shape draw:style-name="gr2" draw:text-style-name="P3" svg:width="1.269cm" svg:height="1.269cm" draw:transform="rotate (1.5707963267949) translate (10.56040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6.608cm"><draw:text-box><text:p text:style-name="P4"><text:span text:style-name="T1">TVS48-105</text:span></text:p><text:p text:style-name="P5"><text:span text:style-name="T2">AR48-105</text:span></text:p></draw:text-box></draw:frame><draw:custom-shape draw:style-name="gr2" draw:text-style-name="P3" svg:width="1.269cm" svg:height="1.269cm" draw:transform="rotate (1.5707963267949) translate (11.989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6.608cm"><draw:text-box><text:p text:style-name="P4"><text:span text:style-name="T1">TVS48-107</text:span></text:p><text:p text:style-name="P5"><text:span text:style-name="T2">AR48-107</text:span></text:p></draw:text-box></draw:frame><draw:custom-shape draw:style-name="gr2" draw:text-style-name="P3" svg:width="1.269cm" svg:height="1.269cm" draw:transform="rotate (1.5707963267949) translate (14.343944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6.608cm"><draw:text-box><text:p text:style-name="P4"><text:span text:style-name="T1">TVS48-109</text:span></text:p><text:p text:style-name="P5"><text:span text:style-name="T2">AR48-109</text:span></text:p></draw:text-box></draw:frame><draw:custom-shape draw:style-name="gr2" draw:text-style-name="P3" svg:width="1.269cm" svg:height="1.269cm" draw:transform="rotate (1.5707963267949) translate (15.725069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6.608cm"><draw:text-box><text:p text:style-name="P4"><text:span text:style-name="T1">TVS48-111</text:span></text:p><text:p text:style-name="P5"><text:span text:style-name="T2">AR48-111</text:span></text:p></draw:text-box></draw:frame><draw:custom-shape draw:style-name="gr2" draw:text-style-name="P3" svg:width="1.269cm" svg:height="1.269cm" draw:transform="rotate (1.5707963267949) translate (17.107958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6.608cm"><draw:text-box><text:p text:style-name="P4"><text:span text:style-name="T1">TVS48-113</text:span></text:p><text:p text:style-name="P5"><text:span text:style-name="T2">AR48-113</text:span></text:p></draw:text-box></draw:frame><draw:custom-shape draw:style-name="gr2" draw:text-style-name="P3" svg:width="1.269cm" svg:height="1.269cm" draw:transform="rotate (1.5707963267949) translate (18.490847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6.608cm"><draw:text-box><text:p text:style-name="P4"><text:span text:style-name="T1">TVS48-115</text:span></text:p><text:p text:style-name="P5"><text:span text:style-name="T2">AR48-115</text:span></text:p></draw:text-box></draw:frame><draw:custom-shape draw:style-name="gr2" draw:text-style-name="P3" svg:width="1.269cm" svg:height="1.269cm" draw:transform="rotate (1.5707963267949) translate (19.871972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6.608cm"><draw:text-box><text:p text:style-name="P4"><text:span text:style-name="T1">TVS48-117</text:span></text:p><text:p text:style-name="P5"><text:span text:style-name="T2">AR48-117</text:span></text:p></draw:text-box></draw:frame><draw:custom-shape draw:style-name="gr2" draw:text-style-name="P3" svg:width="1.269cm" svg:height="1.269cm" draw:transform="rotate (1.5707963267949) translate (21.260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6.608cm"><draw:text-box><text:p text:style-name="P4"><text:span text:style-name="T1">TVS48-119</text:span></text:p><text:p text:style-name="P5"><text:span text:style-name="T2">AR48-119</text:span></text:p></draw:text-box></draw:frame><draw:custom-shape draw:style-name="gr5" draw:text-style-name="P3" svg:width="1.267cm" svg:height="1.627cm" draw:transform="rotate (1.5707963267949) translate (22.9623055555556cm 7.334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6.403cm"><draw:text-box><text:p text:style-name="P4"><text:span text:style-name="T3">TVS48-122</text:span></text:p><text:p text:style-name="P5"><text:span text:style-name="T3">AR48-122</text:span></text:p><text:p text:style-name="P4"><text:span text:style-name="T3">GP48-122</text:span></text:p></draw:text-box></draw:frame><draw:custom-shape draw:style-name="gr6" draw:text-style-name="P3" svg:width="1.269cm" svg:height="1.625cm" draw:transform="rotate (1.5707963267949) translate (24.590375cm 8.082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7.154cm"><draw:text-box><text:p text:style-name="P4"><text:span text:style-name="T3">TVS48-124</text:span></text:p><text:p text:style-name="P5"><text:span text:style-name="T3">AR48-124</text:span></text:p><text:p text:style-name="P4"><text:span text:style-name="T3">GP48-124</text:span></text:p></draw:text-box></draw:frame><draw:custom-shape draw:style-name="gr6" draw:text-style-name="P3" svg:width="1.269cm" svg:height="1.625cm" draw:transform="rotate (1.5707963267949) translate (26.4671527777778cm 8.117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7.191cm"><draw:text-box><text:p text:style-name="P4"><text:span text:style-name="T3">TVS48-126</text:span></text:p><text:p text:style-name="P5"><text:span text:style-name="T3">AR48-126</text:span></text:p><text:p text:style-name="P4"><text:span text:style-name="T3">GP48-126</text:span></text:p></draw:text-box></draw:frame><draw:custom-shape draw:style-name="gr2" draw:text-style-name="P3" svg:width="1.267cm" svg:height="1.269cm" draw:transform="rotate (1.5707963267949) translate (1.5680972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7.636cm"><draw:text-box><text:p text:style-name="P4"><text:span text:style-name="T1">TVS49-92</text:span></text:p><text:p text:style-name="P5"><text:span text:style-name="T2">AR49-92</text:span></text:p></draw:text-box></draw:frame><draw:custom-shape draw:style-name="gr2" draw:text-style-name="P3" svg:width="1.267cm" svg:height="1.269cm" draw:transform="rotate (1.5707963267949) translate (2.9509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7.636cm"><draw:text-box><text:p text:style-name="P4"><text:span text:style-name="T1">TVS49-94</text:span></text:p><text:p text:style-name="P5"><text:span text:style-name="T2">AR49-94</text:span></text:p></draw:text-box></draw:frame><draw:custom-shape draw:style-name="gr2" draw:text-style-name="P3" svg:width="1.267cm" svg:height="1.269cm" draw:transform="rotate (1.5707963267949) translate (4.33387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7.636cm"><draw:text-box><text:p text:style-name="P4"><text:span text:style-name="T1">TVS49-96</text:span></text:p><text:p text:style-name="P5"><text:span text:style-name="T2">AR49-96</text:span></text:p></draw:text-box></draw:frame><draw:custom-shape draw:style-name="gr2" draw:text-style-name="P3" svg:width="1.267cm" svg:height="1.269cm" draw:transform="rotate (1.5707963267949) translate (5.720291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7.636cm"><draw:text-box><text:p text:style-name="P4"><text:span text:style-name="T1">TVS49-98</text:span></text:p><text:p text:style-name="P5"><text:span text:style-name="T2">AR49-98</text:span></text:p></draw:text-box></draw:frame><draw:custom-shape draw:style-name="gr2" draw:text-style-name="P3" svg:width="1.267cm" svg:height="1.269cm" draw:transform="rotate (1.5707963267949) translate (7.1014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7.636cm"><draw:text-box><text:p text:style-name="P4"><text:span text:style-name="T1">TVS49-100</text:span></text:p><text:p text:style-name="P5"><text:span text:style-name="T2">AR49-100</text:span></text:p></draw:text-box></draw:frame><draw:custom-shape draw:style-name="gr2" draw:text-style-name="P3" svg:width="1.267cm" svg:height="1.269cm" draw:transform="rotate (1.5707963267949) translate (8.4843055555555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7.636cm"><draw:text-box><text:p text:style-name="P4"><text:span text:style-name="T1">TVS49-102</text:span></text:p><text:p text:style-name="P5"><text:span text:style-name="T2">AR49-102</text:span></text:p></draw:text-box></draw:frame><draw:custom-shape draw:style-name="gr2" draw:text-style-name="P3" svg:width="1.267cm" svg:height="1.269cm" draw:transform="rotate (1.5707963267949) translate (9.86895833333333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7.636cm"><draw:text-box><text:p text:style-name="P4"><text:span text:style-name="T1">TVS49-104</text:span></text:p><text:p text:style-name="P5"><text:span text:style-name="T2">AR49-104</text:span></text:p></draw:text-box></draw:frame><draw:custom-shape draw:style-name="gr2" draw:text-style-name="P3" svg:width="1.267cm" svg:height="1.269cm" draw:transform="rotate (1.5707963267949) translate (11.251847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7.636cm"><draw:text-box><text:p text:style-name="P4"><text:span text:style-name="T1">TVS49-106</text:span></text:p><text:p text:style-name="P5"><text:span text:style-name="T2">AR49-106</text:span></text:p></draw:text-box></draw:frame><draw:custom-shape draw:style-name="gr2" draw:text-style-name="P3" svg:width="1.267cm" svg:height="1.269cm" draw:transform="rotate (1.5707963267949) translate (12.6823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7.636cm"><draw:text-box><text:p text:style-name="P4"><text:span text:style-name="T1">TVS49-108</text:span></text:p><text:p text:style-name="P5"><text:span text:style-name="T2">AR49-108</text:span></text:p></draw:text-box></draw:frame><draw:custom-shape draw:style-name="gr4" draw:text-style-name="P3" svg:width="1.267cm" svg:height="1.265cm" draw:transform="rotate (1.5707963267949) translate (15.031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7.636cm"><draw:text-box><text:p text:style-name="P4"><text:span text:style-name="T1">TVS49-110</text:span></text:p><text:p text:style-name="P5"><text:span text:style-name="T2">AR49-110</text:span></text:p></draw:text-box></draw:frame><draw:custom-shape draw:style-name="gr2" draw:text-style-name="P3" svg:width="1.267cm" svg:height="1.269cm" draw:transform="rotate (1.5707963267949) translate (16.4182777777778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7.636cm"><draw:text-box><text:p text:style-name="P4"><text:span text:style-name="T1">TVS49-112</text:span></text:p><text:p text:style-name="P5"><text:span text:style-name="T2">AR49-112</text:span></text:p></draw:text-box></draw:frame><draw:custom-shape draw:style-name="gr2" draw:text-style-name="P3" svg:width="1.267cm" svg:height="1.269cm" draw:transform="rotate (1.5707963267949) translate (17.801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7.636cm"><draw:text-box><text:p text:style-name="P4"><text:span text:style-name="T1">TVS49-114</text:span></text:p><text:p text:style-name="P5"><text:span text:style-name="T2">AR49-114</text:span></text:p></draw:text-box></draw:frame><draw:custom-shape draw:style-name="gr2" draw:text-style-name="P3" svg:width="1.267cm" svg:height="1.269cm" draw:transform="rotate (1.5707963267949) translate (19.185819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7.636cm"><draw:text-box><text:p text:style-name="P4"><text:span text:style-name="T1">TVS49-116</text:span></text:p><text:p text:style-name="P5"><text:span text:style-name="T2">AR49-116</text:span></text:p></draw:text-box></draw:frame><draw:custom-shape draw:style-name="gr2" draw:text-style-name="P3" svg:width="1.267cm" svg:height="1.269cm" draw:transform="rotate (1.5707963267949) translate (20.566944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7.636cm"><draw:text-box><text:p text:style-name="P4"><text:span text:style-name="T1">TVS49-118</text:span></text:p><text:p text:style-name="P5"><text:span text:style-name="T2">AR49-118</text:span></text:p></draw:text-box></draw:frame><draw:custom-shape draw:style-name="gr7" draw:text-style-name="P3" svg:width="1.269cm" svg:height="1.627cm" draw:transform="rotate (1.5707963267949) translate (22.9623055555556cm 8.905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7.976cm"><draw:text-box><text:p text:style-name="P4"><text:span text:style-name="T3">TVS49-122</text:span></text:p><text:p text:style-name="P5"><text:span text:style-name="T3">AR49-122</text:span></text:p><text:p text:style-name="P4"><text:span text:style-name="T3">GP49-122</text:span></text:p></draw:text-box></draw:frame><draw:custom-shape draw:style-name="gr6" draw:text-style-name="P3" svg:width="1.269cm" svg:height="1.625cm" draw:transform="rotate (1.5707963267949) translate (24.590375cm 9.6555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8.728cm"><draw:text-box><text:p text:style-name="P4"><text:span text:style-name="T3">TVS49-124</text:span></text:p><text:p text:style-name="P5"><text:span text:style-name="T3">AR49-124</text:span></text:p><text:p text:style-name="P4"><text:span text:style-name="T3">GP49-124</text:span></text:p></draw:text-box></draw:frame><draw:custom-shape draw:style-name="gr8" draw:text-style-name="P3" svg:width="1.271cm" svg:height="1.276cm" draw:transform="rotate (1.5707963267949) translate (26.6964583333333cm 9.6943333333333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8.765cm"><draw:text-box><text:p text:style-name="P4"><text:span text:style-name="T3">СОДС-1</text:span></text:p><text:p text:style-name="P4"><text:span text:style-name="T4"/></text:p></draw:text-box></draw:frame><draw:custom-shape draw:style-name="gr2" draw:text-style-name="P3" svg:width="1.269cm" svg:height="1.269cm" draw:transform="rotate (1.5707963267949) translate (0.8748888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8.67cm"><draw:text-box><text:p text:style-name="P4"><text:span text:style-name="T1">TVS50-91</text:span></text:p><text:p text:style-name="P5"><text:span text:style-name="T2">AR50-91</text:span></text:p></draw:text-box></draw:frame><draw:custom-shape draw:style-name="gr2" draw:text-style-name="P3" svg:width="1.269cm" svg:height="1.269cm" draw:transform="rotate (1.5707963267949) translate (2.256013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8.67cm"><draw:text-box><text:p text:style-name="P4"><text:span text:style-name="T1">TVS50-93</text:span></text:p><text:p text:style-name="P5"><text:span text:style-name="T2">AR50-93</text:span></text:p></draw:text-box></draw:frame><draw:custom-shape draw:style-name="gr2" draw:text-style-name="P3" svg:width="1.269cm" svg:height="1.269cm" draw:transform="rotate (1.5707963267949) translate (3.64243055555556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8.67cm"><draw:text-box><text:p text:style-name="P4"><text:span text:style-name="T1">TVS50-95</text:span></text:p><text:p text:style-name="P5"><text:span text:style-name="T2">AR50-95</text:span></text:p></draw:text-box></draw:frame><draw:custom-shape draw:style-name="gr2" draw:text-style-name="P3" svg:width="1.269cm" svg:height="1.269cm" draw:transform="rotate (1.5707963267949) translate (5.027083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8.67cm"><draw:text-box><text:p text:style-name="P4"><text:span text:style-name="T1">TVS50-97</text:span></text:p><text:p text:style-name="P5"><text:span text:style-name="T2">AR50-97</text:span></text:p></draw:text-box></draw:frame><draw:custom-shape draw:style-name="gr2" draw:text-style-name="P3" svg:width="1.269cm" svg:height="1.269cm" draw:transform="rotate (1.5707963267949) translate (6.408208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8.67cm"><draw:text-box><text:p text:style-name="P4"><text:span text:style-name="T1">TVS50-99</text:span></text:p><text:p text:style-name="P5"><text:span text:style-name="T2">AR50-99</text:span></text:p></draw:text-box></draw:frame><draw:custom-shape draw:style-name="gr2" draw:text-style-name="P3" svg:width="1.269cm" svg:height="1.269cm" draw:transform="rotate (1.5707963267949) translate (7.792861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8.67cm"><draw:text-box><text:p text:style-name="P4"><text:span text:style-name="T1">TVS50-101</text:span></text:p><text:p text:style-name="P5"><text:span text:style-name="T2">AR50-101</text:span></text:p></draw:text-box></draw:frame><draw:custom-shape draw:style-name="gr2" draw:text-style-name="P3" svg:width="1.269cm" svg:height="1.269cm" draw:transform="rotate (1.5707963267949) translate (9.173986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8.67cm"><draw:text-box><text:p text:style-name="P4"><text:span text:style-name="T1">TVS50-103</text:span></text:p><text:p text:style-name="P5"><text:span text:style-name="T2">AR50-103</text:span></text:p></draw:text-box></draw:frame><draw:custom-shape draw:style-name="gr2" draw:text-style-name="P3" svg:width="1.269cm" svg:height="1.269cm" draw:transform="rotate (1.5707963267949) translate (10.56040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8.67cm"><draw:text-box><text:p text:style-name="P4"><text:span text:style-name="T1">TVS50-105</text:span></text:p><text:p text:style-name="P5"><text:span text:style-name="T2">AR50-105</text:span></text:p></draw:text-box></draw:frame><draw:custom-shape draw:style-name="gr2" draw:text-style-name="P3" svg:width="1.269cm" svg:height="1.269cm" draw:transform="rotate (1.5707963267949) translate (11.989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8.67cm"><draw:text-box><text:p text:style-name="P4"><text:span text:style-name="T1">TVS50-107</text:span></text:p><text:p text:style-name="P5"><text:span text:style-name="T2">AR50-107</text:span></text:p></draw:text-box></draw:frame><draw:custom-shape draw:style-name="gr2" draw:text-style-name="P3" svg:width="1.269cm" svg:height="1.269cm" draw:transform="rotate (1.5707963267949) translate (14.343944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8.67cm"><draw:text-box><text:p text:style-name="P4"><text:span text:style-name="T1">TVS50-109</text:span></text:p><text:p text:style-name="P5"><text:span text:style-name="T2">AR50-109</text:span></text:p></draw:text-box></draw:frame><draw:custom-shape draw:style-name="gr2" draw:text-style-name="P3" svg:width="1.269cm" svg:height="1.269cm" draw:transform="rotate (1.5707963267949) translate (15.725069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8.67cm"><draw:text-box><text:p text:style-name="P4"><text:span text:style-name="T1">TVS50-111</text:span></text:p><text:p text:style-name="P5"><text:span text:style-name="T2">AR50-111</text:span></text:p></draw:text-box></draw:frame><draw:custom-shape draw:style-name="gr2" draw:text-style-name="P3" svg:width="1.269cm" svg:height="1.269cm" draw:transform="rotate (1.5707963267949) translate (17.107958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8.67cm"><draw:text-box><text:p text:style-name="P4"><text:span text:style-name="T1">TVS50-113</text:span></text:p><text:p text:style-name="P5"><text:span text:style-name="T2">AR50-113</text:span></text:p></draw:text-box></draw:frame><draw:custom-shape draw:style-name="gr2" draw:text-style-name="P3" svg:width="1.269cm" svg:height="1.269cm" draw:transform="rotate (1.5707963267949) translate (18.490847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8.67cm"><draw:text-box><text:p text:style-name="P4"><text:span text:style-name="T1">TVS50-115</text:span></text:p><text:p text:style-name="P5"><text:span text:style-name="T2">AR50-115</text:span></text:p></draw:text-box></draw:frame><draw:custom-shape draw:style-name="gr2" draw:text-style-name="P3" svg:width="1.269cm" svg:height="1.269cm" draw:transform="rotate (1.5707963267949) translate (19.871972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8.67cm"><draw:text-box><text:p text:style-name="P4"><text:span text:style-name="T1">TVS50-117</text:span></text:p><text:p text:style-name="P5"><text:span text:style-name="T2">AR50-117</text:span></text:p></draw:text-box></draw:frame><draw:custom-shape draw:style-name="gr2" draw:text-style-name="P3" svg:width="1.269cm" svg:height="1.269cm" draw:transform="rotate (1.5707963267949) translate (21.260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8.67cm"><draw:text-box><text:p text:style-name="P4"><text:span text:style-name="T1">TVS50-119</text:span></text:p><text:p text:style-name="P5"><text:span text:style-name="T2">AR50-119</text:span></text:p></draw:text-box></draw:frame><draw:custom-shape draw:style-name="gr7" draw:text-style-name="P3" svg:width="1.269cm" svg:height="1.627cm" draw:transform="rotate (1.5707963267949) translate (22.9623055555556cm 10.479263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9.55cm"><draw:text-box><text:p text:style-name="P4"><text:span text:style-name="T3">TVS50-122</text:span></text:p><text:p text:style-name="P5"><text:span text:style-name="T3">AR50-122</text:span></text:p><text:p text:style-name="P4"><text:span text:style-name="T3">GP50-122</text:span></text:p></draw:text-box></draw:frame><draw:custom-shape draw:style-name="gr6" draw:text-style-name="P3" svg:width="1.269cm" svg:height="1.625cm" draw:transform="rotate (1.5707963267949) translate (24.590375cm 11.2289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0.301cm"><draw:text-box><text:p text:style-name="P4"><text:span text:style-name="T3">TVS50-124</text:span></text:p><text:p text:style-name="P5"><text:span text:style-name="T3">AR50-124</text:span></text:p><text:p text:style-name="P4"><text:span text:style-name="T3">GP50-124</text:span></text:p></draw:text-box></draw:frame><draw:custom-shape draw:style-name="gr8" draw:text-style-name="P3" svg:width="1.271cm" svg:height="1.276cm" draw:transform="rotate (1.5707963267949) translate (26.6964583333333cm 11.267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0.338cm"><draw:text-box><text:p text:style-name="P4"><text:span text:style-name="T3">СОДС-2</text:span></text:p><text:p text:style-name="P4"><text:span text:style-name="T4"/></text:p></draw:text-box></draw:frame><draw:custom-shape draw:style-name="gr2" draw:text-style-name="P3" svg:width="1.269cm" svg:height="1.269cm" draw:transform="rotate (1.5707963267949) translate (1.5680972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9.698cm"><draw:text-box><text:p text:style-name="P4"><text:span text:style-name="T1">TVS51-92</text:span></text:p><text:p text:style-name="P5"><text:span text:style-name="T2">AR51-92</text:span></text:p></draw:text-box></draw:frame><draw:custom-shape draw:style-name="gr2" draw:text-style-name="P3" svg:width="1.269cm" svg:height="1.269cm" draw:transform="rotate (1.5707963267949) translate (2.9509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9.698cm"><draw:text-box><text:p text:style-name="P4"><text:span text:style-name="T1">TVS51-94</text:span></text:p><text:p text:style-name="P5"><text:span text:style-name="T2">AR51-94</text:span></text:p></draw:text-box></draw:frame><draw:custom-shape draw:style-name="gr2" draw:text-style-name="P3" svg:width="1.269cm" svg:height="1.269cm" draw:transform="rotate (1.5707963267949) translate (4.33387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9.698cm"><draw:text-box><text:p text:style-name="P4"><text:span text:style-name="T1">TVS51-96</text:span></text:p><text:p text:style-name="P5"><text:span text:style-name="T2">AR51-96</text:span></text:p></draw:text-box></draw:frame><draw:custom-shape draw:style-name="gr2" draw:text-style-name="P3" svg:width="1.269cm" svg:height="1.269cm" draw:transform="rotate (1.5707963267949) translate (5.720291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9.698cm"><draw:text-box><text:p text:style-name="P4"><text:span text:style-name="T1">TVS51-98</text:span></text:p><text:p text:style-name="P5"><text:span text:style-name="T2">AR51-98</text:span></text:p></draw:text-box></draw:frame><draw:custom-shape draw:style-name="gr2" draw:text-style-name="P3" svg:width="1.269cm" svg:height="1.269cm" draw:transform="rotate (1.5707963267949) translate (7.1014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9.698cm"><draw:text-box><text:p text:style-name="P4"><text:span text:style-name="T1">TVS51-100</text:span></text:p><text:p text:style-name="P5"><text:span text:style-name="T2">AR51-100</text:span></text:p></draw:text-box></draw:frame><draw:custom-shape draw:style-name="gr2" draw:text-style-name="P3" svg:width="1.269cm" svg:height="1.269cm" draw:transform="rotate (1.5707963267949) translate (8.4843055555555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9.698cm"><draw:text-box><text:p text:style-name="P4"><text:span text:style-name="T1">TVS51-102</text:span></text:p><text:p text:style-name="P5"><text:span text:style-name="T2">AR51-102</text:span></text:p></draw:text-box></draw:frame><draw:custom-shape draw:style-name="gr2" draw:text-style-name="P3" svg:width="1.269cm" svg:height="1.269cm" draw:transform="rotate (1.5707963267949) translate (9.86895833333333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9.698cm"><draw:text-box><text:p text:style-name="P4"><text:span text:style-name="T1">TVS51-104</text:span></text:p><text:p text:style-name="P5"><text:span text:style-name="T2">AR51-104</text:span></text:p></draw:text-box></draw:frame><draw:custom-shape draw:style-name="gr2" draw:text-style-name="P3" svg:width="1.269cm" svg:height="1.269cm" draw:transform="rotate (1.5707963267949) translate (11.251847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9.698cm"><draw:text-box><text:p text:style-name="P4"><text:span text:style-name="T1">TVS51-106</text:span></text:p><text:p text:style-name="P5"><text:span text:style-name="T2">AR51-106</text:span></text:p></draw:text-box></draw:frame><draw:custom-shape draw:style-name="gr2" draw:text-style-name="P3" svg:width="1.269cm" svg:height="1.269cm" draw:transform="rotate (1.5707963267949) translate (12.6823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9.698cm"><draw:text-box><text:p text:style-name="P4"><text:span text:style-name="T1">TVS51-108</text:span></text:p><text:p text:style-name="P5"><text:span text:style-name="T2">AR51-108</text:span></text:p></draw:text-box></draw:frame><draw:custom-shape draw:style-name="gr4" draw:text-style-name="P3" svg:width="1.269cm" svg:height="1.265cm" draw:transform="rotate (1.5707963267949) translate (15.031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9.698cm"><draw:text-box><text:p text:style-name="P4"><text:span text:style-name="T1">TVS51-110</text:span></text:p><text:p text:style-name="P5"><text:span text:style-name="T2">AR51-110</text:span></text:p></draw:text-box></draw:frame><draw:custom-shape draw:style-name="gr2" draw:text-style-name="P3" svg:width="1.269cm" svg:height="1.269cm" draw:transform="rotate (1.5707963267949) translate (16.4182777777778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9.698cm"><draw:text-box><text:p text:style-name="P4"><text:span text:style-name="T1">TVS51-112</text:span></text:p><text:p text:style-name="P5"><text:span text:style-name="T2">AR51-112</text:span></text:p></draw:text-box></draw:frame><draw:custom-shape draw:style-name="gr2" draw:text-style-name="P3" svg:width="1.269cm" svg:height="1.269cm" draw:transform="rotate (1.5707963267949) translate (17.801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9.698cm"><draw:text-box><text:p text:style-name="P4"><text:span text:style-name="T1">TVS51-114</text:span></text:p><text:p text:style-name="P5"><text:span text:style-name="T2">AR51-114</text:span></text:p></draw:text-box></draw:frame><draw:custom-shape draw:style-name="gr2" draw:text-style-name="P3" svg:width="1.269cm" svg:height="1.269cm" draw:transform="rotate (1.5707963267949) translate (19.185819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9.698cm"><draw:text-box><text:p text:style-name="P4"><text:span text:style-name="T1">TVS51-116</text:span></text:p><text:p text:style-name="P5"><text:span text:style-name="T2">AR51-116</text:span></text:p></draw:text-box></draw:frame><draw:custom-shape draw:style-name="gr2" draw:text-style-name="P3" svg:width="1.269cm" svg:height="1.269cm" draw:transform="rotate (1.5707963267949) translate (20.566944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9.698cm"><draw:text-box><text:p text:style-name="P4"><text:span text:style-name="T1">TVS51-118</text:span></text:p><text:p text:style-name="P5"><text:span text:style-name="T2">AR51-118</text:span></text:p></draw:text-box></draw:frame><draw:custom-shape draw:style-name="gr7" draw:text-style-name="P3" svg:width="1.269cm" svg:height="1.627cm" draw:transform="rotate (1.5707963267949) translate (22.9623055555556cm 12.052652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1.123cm"><draw:text-box><text:p text:style-name="P4"><text:span text:style-name="T3">TVS51-122</text:span></text:p><text:p text:style-name="P5"><text:span text:style-name="T3">AR51-122</text:span></text:p><text:p text:style-name="P4"><text:span text:style-name="T3">GP51-122</text:span></text:p></draw:text-box></draw:frame><draw:custom-shape draw:style-name="gr6" draw:text-style-name="P3" svg:width="1.269cm" svg:height="1.625cm" draw:transform="rotate (1.5707963267949) translate (24.590375cm 12.802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1.875cm"><draw:text-box><text:p text:style-name="P4"><text:span text:style-name="T3">TVS51-124</text:span></text:p><text:p text:style-name="P5"><text:span text:style-name="T3">AR51-124</text:span></text:p><text:p text:style-name="P4"><text:span text:style-name="T3">GP51-124</text:span></text:p></draw:text-box></draw:frame><draw:custom-shape draw:style-name="gr8" draw:text-style-name="P3" svg:width="1.271cm" svg:height="1.276cm" draw:transform="rotate (1.5707963267949) translate (26.6964583333333cm 12.84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1.912cm"><draw:text-box><text:p text:style-name="P4"><text:span text:style-name="T3">СОДС-3</text:span></text:p><text:p text:style-name="P4"><text:span text:style-name="T5"/></text:p></draw:text-box></draw:frame><draw:custom-shape draw:style-name="gr2" draw:text-style-name="P3" svg:width="1.267cm" svg:height="1.269cm" draw:transform="rotate (1.5707963267949) translate (0.8748888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0.726cm"><draw:text-box><text:p text:style-name="P4"><text:span text:style-name="T1">TVS52-91</text:span></text:p><text:p text:style-name="P5"><text:span text:style-name="T2">AR52-91</text:span></text:p></draw:text-box></draw:frame><draw:custom-shape draw:style-name="gr2" draw:text-style-name="P3" svg:width="1.267cm" svg:height="1.269cm" draw:transform="rotate (1.5707963267949) translate (2.256013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0.726cm"><draw:text-box><text:p text:style-name="P4"><text:span text:style-name="T1">TVS52-93</text:span></text:p><text:p text:style-name="P5"><text:span text:style-name="T2">AR52-93</text:span></text:p></draw:text-box></draw:frame><draw:custom-shape draw:style-name="gr2" draw:text-style-name="P3" svg:width="1.267cm" svg:height="1.269cm" draw:transform="rotate (1.5707963267949) translate (3.64243055555556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10.726cm"><draw:text-box><text:p text:style-name="P4"><text:span text:style-name="T1">TVS52-95</text:span></text:p><text:p text:style-name="P5"><text:span text:style-name="T2">AR52-95</text:span></text:p></draw:text-box></draw:frame><draw:custom-shape draw:style-name="gr2" draw:text-style-name="P3" svg:width="1.267cm" svg:height="1.269cm" draw:transform="rotate (1.5707963267949) translate (5.027083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0.726cm"><draw:text-box><text:p text:style-name="P4"><text:span text:style-name="T1">TVS52-97</text:span></text:p><text:p text:style-name="P5"><text:span text:style-name="T2">AR52-97</text:span></text:p></draw:text-box></draw:frame><draw:custom-shape draw:style-name="gr2" draw:text-style-name="P3" svg:width="1.267cm" svg:height="1.269cm" draw:transform="rotate (1.5707963267949) translate (6.408208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0.726cm"><draw:text-box><text:p text:style-name="P4"><text:span text:style-name="T1">TVS52-99</text:span></text:p><text:p text:style-name="P5"><text:span text:style-name="T2">AR52-99</text:span></text:p></draw:text-box></draw:frame><draw:custom-shape draw:style-name="gr2" draw:text-style-name="P3" svg:width="1.267cm" svg:height="1.269cm" draw:transform="rotate (1.5707963267949) translate (7.792861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0.726cm"><draw:text-box><text:p text:style-name="P4"><text:span text:style-name="T1">TVS52-101</text:span></text:p><text:p text:style-name="P5"><text:span text:style-name="T2">AR52-101</text:span></text:p></draw:text-box></draw:frame><draw:custom-shape draw:style-name="gr2" draw:text-style-name="P3" svg:width="1.267cm" svg:height="1.269cm" draw:transform="rotate (1.5707963267949) translate (9.173986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0.726cm"><draw:text-box><text:p text:style-name="P4"><text:span text:style-name="T1">TVS52-103</text:span></text:p><text:p text:style-name="P5"><text:span text:style-name="T2">AR52-103</text:span></text:p></draw:text-box></draw:frame><draw:custom-shape draw:style-name="gr2" draw:text-style-name="P3" svg:width="1.267cm" svg:height="1.269cm" draw:transform="rotate (1.5707963267949) translate (10.56040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0.726cm"><draw:text-box><text:p text:style-name="P4"><text:span text:style-name="T1">TVS52-105</text:span></text:p><text:p text:style-name="P5"><text:span text:style-name="T2">AR52-105</text:span></text:p></draw:text-box></draw:frame><draw:custom-shape draw:style-name="gr2" draw:text-style-name="P3" svg:width="1.267cm" svg:height="1.269cm" draw:transform="rotate (1.5707963267949) translate (11.989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0.726cm"><draw:text-box><text:p text:style-name="P4"><text:span text:style-name="T1">TVS52-107</text:span></text:p><text:p text:style-name="P5"><text:span text:style-name="T2">AR52-107</text:span></text:p></draw:text-box></draw:frame><draw:custom-shape draw:style-name="gr2" draw:text-style-name="P3" svg:width="1.267cm" svg:height="1.269cm" draw:transform="rotate (1.5707963267949) translate (14.343944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0.726cm"><draw:text-box><text:p text:style-name="P4"><text:span text:style-name="T1">TVS52-109</text:span></text:p><text:p text:style-name="P5"><text:span text:style-name="T2">AR52-109</text:span></text:p></draw:text-box></draw:frame><draw:custom-shape draw:style-name="gr2" draw:text-style-name="P3" svg:width="1.267cm" svg:height="1.269cm" draw:transform="rotate (1.5707963267949) translate (15.725069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0.726cm"><draw:text-box><text:p text:style-name="P4"><text:span text:style-name="T1">TVS52-111</text:span></text:p><text:p text:style-name="P5"><text:span text:style-name="T2">AR52-111</text:span></text:p></draw:text-box></draw:frame><draw:custom-shape draw:style-name="gr2" draw:text-style-name="P3" svg:width="1.267cm" svg:height="1.269cm" draw:transform="rotate (1.5707963267949) translate (17.107958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0.726cm"><draw:text-box><text:p text:style-name="P4"><text:span text:style-name="T1">TVS52-113</text:span></text:p><text:p text:style-name="P5"><text:span text:style-name="T2">AR52-113</text:span></text:p></draw:text-box></draw:frame><draw:custom-shape draw:style-name="gr2" draw:text-style-name="P3" svg:width="1.267cm" svg:height="1.269cm" draw:transform="rotate (1.5707963267949) translate (18.490847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0.726cm"><draw:text-box><text:p text:style-name="P4"><text:span text:style-name="T1">TVS52-115</text:span></text:p><text:p text:style-name="P5"><text:span text:style-name="T2">AR52-115</text:span></text:p></draw:text-box></draw:frame><draw:custom-shape draw:style-name="gr2" draw:text-style-name="P3" svg:width="1.267cm" svg:height="1.269cm" draw:transform="rotate (1.5707963267949) translate (19.871972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0.726cm"><draw:text-box><text:p text:style-name="P4"><text:span text:style-name="T1">TVS52-117</text:span></text:p><text:p text:style-name="P5"><text:span text:style-name="T2">AR52-117</text:span></text:p></draw:text-box></draw:frame><draw:custom-shape draw:style-name="gr2" draw:text-style-name="P3" svg:width="1.267cm" svg:height="1.269cm" draw:transform="rotate (1.5707963267949) translate (21.260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0.726cm"><draw:text-box><text:p text:style-name="P4"><text:span text:style-name="T1">TVS52-119</text:span></text:p><text:p text:style-name="P5"><text:span text:style-name="T2">AR52-119</text:span></text:p></draw:text-box></draw:frame><draw:custom-shape draw:style-name="gr7" draw:text-style-name="P3" svg:width="1.269cm" svg:height="1.627cm" draw:transform="rotate (1.5707963267949) translate (22.9728888888889cm 13.62604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27cm" svg:y="12.697cm"><draw:text-box><text:p text:style-name="P4"><text:span text:style-name="T3">TVS52-122</text:span></text:p><text:p text:style-name="P5"><text:span text:style-name="T3">AR52-122</text:span></text:p><text:p text:style-name="P4"><text:span text:style-name="T3">GP52-122</text:span></text:p></draw:text-box></draw:frame><draw:custom-shape draw:style-name="gr6" draw:text-style-name="P3" svg:width="1.269cm" svg:height="1.625cm" draw:transform="rotate (1.5707963267949) translate (24.590375cm 14.377458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3.448cm"><draw:text-box><text:p text:style-name="P4"><text:span text:style-name="T3">TVS52-124</text:span></text:p><text:p text:style-name="P5"><text:span text:style-name="T3">AR52-124</text:span></text:p><text:p text:style-name="P4"><text:span text:style-name="T3">GP52-124</text:span></text:p></draw:text-box></draw:frame><draw:custom-shape draw:style-name="gr8" draw:text-style-name="P3" svg:width="1.271cm" svg:height="1.276cm" draw:transform="rotate (1.5707963267949) translate (26.6964583333333cm 14.41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6.724cm" svg:y="13.481cm"><draw:text-box><text:p text:style-name="P4"><text:span text:style-name="T3">СОДС-4</text:span></text:p><text:p text:style-name="P4"><text:span text:style-name="T5"/></text:p></draw:text-box></draw:frame><draw:custom-shape draw:style-name="gr2" draw:text-style-name="P3" svg:width="1.269cm" svg:height="1.269cm" draw:transform="rotate (1.5707963267949) translate (1.5680972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1.76cm"><draw:text-box><text:p text:style-name="P4"><text:span text:style-name="T1">TVS53-92</text:span></text:p><text:p text:style-name="P5"><text:span text:style-name="T2">AR53-92</text:span></text:p></draw:text-box></draw:frame><draw:custom-shape draw:style-name="gr2" draw:text-style-name="P3" svg:width="1.269cm" svg:height="1.269cm" draw:transform="rotate (1.5707963267949) translate (2.9509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1.76cm"><draw:text-box><text:p text:style-name="P4"><text:span text:style-name="T1">TVS53-94</text:span></text:p><text:p text:style-name="P5"><text:span text:style-name="T2">AR53-94</text:span></text:p></draw:text-box></draw:frame><draw:custom-shape draw:style-name="gr2" draw:text-style-name="P3" svg:width="1.269cm" svg:height="1.269cm" draw:transform="rotate (1.5707963267949) translate (4.33387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1.76cm"><draw:text-box><text:p text:style-name="P4"><text:span text:style-name="T1">TVS53-96</text:span></text:p><text:p text:style-name="P5"><text:span text:style-name="T2">AR53-96</text:span></text:p></draw:text-box></draw:frame><draw:custom-shape draw:style-name="gr2" draw:text-style-name="P3" svg:width="1.269cm" svg:height="1.269cm" draw:transform="rotate (1.5707963267949) translate (5.720291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1.76cm"><draw:text-box><text:p text:style-name="P4"><text:span text:style-name="T1">TVS53-98</text:span></text:p><text:p text:style-name="P5"><text:span text:style-name="T2">AR53-98</text:span></text:p></draw:text-box></draw:frame><draw:custom-shape draw:style-name="gr2" draw:text-style-name="P3" svg:width="1.269cm" svg:height="1.269cm" draw:transform="rotate (1.5707963267949) translate (7.1014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1.76cm"><draw:text-box><text:p text:style-name="P4"><text:span text:style-name="T1">TVS53-100</text:span></text:p><text:p text:style-name="P5"><text:span text:style-name="T2">AR53-100</text:span></text:p></draw:text-box></draw:frame><draw:custom-shape draw:style-name="gr2" draw:text-style-name="P3" svg:width="1.269cm" svg:height="1.269cm" draw:transform="rotate (1.5707963267949) translate (8.4843055555555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1.76cm"><draw:text-box><text:p text:style-name="P4"><text:span text:style-name="T1">TVS53-102</text:span></text:p><text:p text:style-name="P5"><text:span text:style-name="T2">AR53-102</text:span></text:p></draw:text-box></draw:frame><draw:custom-shape draw:style-name="gr2" draw:text-style-name="P3" svg:width="1.269cm" svg:height="1.269cm" draw:transform="rotate (1.5707963267949) translate (9.86895833333333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1.76cm"><draw:text-box><text:p text:style-name="P4"><text:span text:style-name="T1">TVS53-104</text:span></text:p><text:p text:style-name="P5"><text:span text:style-name="T2">AR53-104</text:span></text:p></draw:text-box></draw:frame><draw:custom-shape draw:style-name="gr2" draw:text-style-name="P3" svg:width="1.269cm" svg:height="1.269cm" draw:transform="rotate (1.5707963267949) translate (11.251847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1.76cm"><draw:text-box><text:p text:style-name="P4"><text:span text:style-name="T1">TVS53-106</text:span></text:p><text:p text:style-name="P5"><text:span text:style-name="T2">AR53-106</text:span></text:p></draw:text-box></draw:frame><draw:custom-shape draw:style-name="gr2" draw:text-style-name="P3" svg:width="1.269cm" svg:height="1.269cm" draw:transform="rotate (1.5707963267949) translate (12.6823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1.76cm"><draw:text-box><text:p text:style-name="P4"><text:span text:style-name="T1">TVS53-108</text:span></text:p><text:p text:style-name="P5"><text:span text:style-name="T2">AR53-108</text:span></text:p></draw:text-box></draw:frame><draw:custom-shape draw:style-name="gr4" draw:text-style-name="P3" svg:width="1.269cm" svg:height="1.265cm" draw:transform="rotate (1.5707963267949) translate (15.031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1.76cm"><draw:text-box><text:p text:style-name="P4"><text:span text:style-name="T1">TVS53-110</text:span></text:p><text:p text:style-name="P5"><text:span text:style-name="T2">AR53-110</text:span></text:p></draw:text-box></draw:frame><draw:custom-shape draw:style-name="gr2" draw:text-style-name="P3" svg:width="1.269cm" svg:height="1.269cm" draw:transform="rotate (1.5707963267949) translate (16.4182777777778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1.76cm"><draw:text-box><text:p text:style-name="P4"><text:span text:style-name="T1">TVS53-112</text:span></text:p><text:p text:style-name="P5"><text:span text:style-name="T2">AR53-112</text:span></text:p></draw:text-box></draw:frame><draw:custom-shape draw:style-name="gr2" draw:text-style-name="P3" svg:width="1.269cm" svg:height="1.269cm" draw:transform="rotate (1.5707963267949) translate (17.801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1.76cm"><draw:text-box><text:p text:style-name="P4"><text:span text:style-name="T1">TVS53-114</text:span></text:p><text:p text:style-name="P5"><text:span text:style-name="T2">AR53-114</text:span></text:p></draw:text-box></draw:frame><draw:custom-shape draw:style-name="gr2" draw:text-style-name="P3" svg:width="1.269cm" svg:height="1.269cm" draw:transform="rotate (1.5707963267949) translate (19.185819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1.76cm"><draw:text-box><text:p text:style-name="P4"><text:span text:style-name="T1">TVS53-116</text:span></text:p><text:p text:style-name="P5"><text:span text:style-name="T2">AR53-116</text:span></text:p></draw:text-box></draw:frame><draw:custom-shape draw:style-name="gr2" draw:text-style-name="P3" svg:width="1.269cm" svg:height="1.269cm" draw:transform="rotate (1.5707963267949) translate (20.566944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1.76cm"><draw:text-box><text:p text:style-name="P4"><text:span text:style-name="T1">TVS53-118</text:span></text:p><text:p text:style-name="P5"><text:span text:style-name="T2">AR53-118</text:span></text:p></draw:text-box></draw:frame><draw:custom-shape draw:style-name="gr5" draw:text-style-name="P3" svg:width="1.267cm" svg:height="1.627cm" draw:transform="rotate (1.5707963267949) translate (23.0310972222222cm 15.243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4.314cm"><draw:text-box><text:p text:style-name="P4"><text:span text:style-name="T3">TVS53-122</text:span></text:p><text:p text:style-name="P5"><text:span text:style-name="T3">AR53-122</text:span></text:p><text:p text:style-name="P4"><text:span text:style-name="T3">GP53-122</text:span></text:p></draw:text-box></draw:frame><draw:custom-shape draw:style-name="gr6" draw:text-style-name="P3" svg:width="1.269cm" svg:height="1.625cm" draw:transform="rotate (1.5707963267949) translate (24.590375cm 15.9490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5.021cm"><draw:text-box><text:p text:style-name="P4"><text:span text:style-name="T3">TVS53-124</text:span></text:p><text:p text:style-name="P5"><text:span text:style-name="T3">AR53-124</text:span></text:p><text:p text:style-name="P4"><text:span text:style-name="T3">GP53-124</text:span></text:p></draw:text-box></draw:frame><draw:custom-shape draw:style-name="gr9" draw:text-style-name="P3" svg:width="1.267cm" svg:height="1.625cm" draw:transform="rotate (1.5707963267949) translate (26.4671527777778cm 15.984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18cm" svg:height="0.595cm" svg:x="26.518cm" svg:y="15.055cm"><draw:text-box><text:p text:style-name="P4"><text:span text:style-name="T6">TVS53-126</text:span></text:p><text:p text:style-name="P5"><text:span text:style-name="T6">AR53-126</text:span></text:p><text:p text:style-name="P4"><text:span text:style-name="T6">GP53-126</text:span></text:p></draw:text-box></draw:frame><draw:custom-shape draw:style-name="gr2" draw:text-style-name="P3" svg:width="1.269cm" svg:height="1.269cm" draw:transform="rotate (1.5707963267949) translate (0.8748888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2.79cm"><draw:text-box><text:p text:style-name="P4"><text:span text:style-name="T1">TVS54-91</text:span></text:p><text:p text:style-name="P5"><text:span text:style-name="T2">AR54-91</text:span></text:p></draw:text-box></draw:frame><draw:custom-shape draw:style-name="gr2" draw:text-style-name="P3" svg:width="1.269cm" svg:height="1.269cm" draw:transform="rotate (1.5707963267949) translate (2.256013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2.79cm"><draw:text-box><text:p text:style-name="P4"><text:span text:style-name="T1">TVS54-93</text:span></text:p><text:p text:style-name="P5"><text:span text:style-name="T2">AR54-93</text:span></text:p></draw:text-box></draw:frame><draw:custom-shape draw:style-name="gr2" draw:text-style-name="P3" svg:width="1.269cm" svg:height="1.269cm" draw:transform="rotate (1.5707963267949) translate (3.64243055555556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2.79cm"><draw:text-box><text:p text:style-name="P4"><text:span text:style-name="T1">TVS54-95</text:span></text:p><text:p text:style-name="P5"><text:span text:style-name="T2">AR54-95</text:span></text:p></draw:text-box></draw:frame><draw:custom-shape draw:style-name="gr2" draw:text-style-name="P3" svg:width="1.269cm" svg:height="1.269cm" draw:transform="rotate (1.5707963267949) translate (5.027083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2.79cm"><draw:text-box><text:p text:style-name="P4"><text:span text:style-name="T1">TVS54-97</text:span></text:p><text:p text:style-name="P5"><text:span text:style-name="T2">AR54-97</text:span></text:p></draw:text-box></draw:frame><draw:custom-shape draw:style-name="gr2" draw:text-style-name="P3" svg:width="1.269cm" svg:height="1.269cm" draw:transform="rotate (1.5707963267949) translate (6.408208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2.79cm"><draw:text-box><text:p text:style-name="P4"><text:span text:style-name="T1">TVS54-99</text:span></text:p><text:p text:style-name="P5"><text:span text:style-name="T2">AR54-99</text:span></text:p></draw:text-box></draw:frame><draw:custom-shape draw:style-name="gr2" draw:text-style-name="P3" svg:width="1.269cm" svg:height="1.269cm" draw:transform="rotate (1.5707963267949) translate (7.792861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2.79cm"><draw:text-box><text:p text:style-name="P4"><text:span text:style-name="T1">TVS54-101</text:span></text:p><text:p text:style-name="P5"><text:span text:style-name="T2">AR54-101</text:span></text:p></draw:text-box></draw:frame><draw:custom-shape draw:style-name="gr2" draw:text-style-name="P3" svg:width="1.269cm" svg:height="1.269cm" draw:transform="rotate (1.5707963267949) translate (9.173986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2.79cm"><draw:text-box><text:p text:style-name="P4"><text:span text:style-name="T1">TVS54-103</text:span></text:p><text:p text:style-name="P5"><text:span text:style-name="T2">AR54-103</text:span></text:p></draw:text-box></draw:frame><draw:custom-shape draw:style-name="gr2" draw:text-style-name="P3" svg:width="1.269cm" svg:height="1.269cm" draw:transform="rotate (1.5707963267949) translate (10.56040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2.79cm"><draw:text-box><text:p text:style-name="P4"><text:span text:style-name="T1">TVS54-105</text:span></text:p><text:p text:style-name="P5"><text:span text:style-name="T2">AR54-105</text:span></text:p></draw:text-box></draw:frame><draw:custom-shape draw:style-name="gr2" draw:text-style-name="P3" svg:width="1.269cm" svg:height="1.269cm" draw:transform="rotate (1.5707963267949) translate (11.989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2.79cm"><draw:text-box><text:p text:style-name="P4"><text:span text:style-name="T1">TVS54-107</text:span></text:p><text:p text:style-name="P5"><text:span text:style-name="T2">AR54-107</text:span></text:p></draw:text-box></draw:frame><draw:custom-shape draw:style-name="gr2" draw:text-style-name="P3" svg:width="1.269cm" svg:height="1.269cm" draw:transform="rotate (1.5707963267949) translate (14.343944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2.79cm"><draw:text-box><text:p text:style-name="P4"><text:span text:style-name="T1">TVS54-109</text:span></text:p><text:p text:style-name="P5"><text:span text:style-name="T2">AR54-109</text:span></text:p></draw:text-box></draw:frame><draw:custom-shape draw:style-name="gr2" draw:text-style-name="P3" svg:width="1.269cm" svg:height="1.269cm" draw:transform="rotate (1.5707963267949) translate (15.725069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2.79cm"><draw:text-box><text:p text:style-name="P4"><text:span text:style-name="T1">TVS54-111</text:span></text:p><text:p text:style-name="P5"><text:span text:style-name="T2">AR54-111</text:span></text:p></draw:text-box></draw:frame><draw:custom-shape draw:style-name="gr2" draw:text-style-name="P3" svg:width="1.269cm" svg:height="1.269cm" draw:transform="rotate (1.5707963267949) translate (17.107958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2.79cm"><draw:text-box><text:p text:style-name="P4"><text:span text:style-name="T1">TVS54-113</text:span></text:p><text:p text:style-name="P5"><text:span text:style-name="T2">AR54-113</text:span></text:p></draw:text-box></draw:frame><draw:custom-shape draw:style-name="gr2" draw:text-style-name="P3" svg:width="1.269cm" svg:height="1.269cm" draw:transform="rotate (1.5707963267949) translate (18.490847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2.79cm"><draw:text-box><text:p text:style-name="P4"><text:span text:style-name="T1">TVS54-115</text:span></text:p><text:p text:style-name="P5"><text:span text:style-name="T2">AR54-115</text:span></text:p></draw:text-box></draw:frame><draw:custom-shape draw:style-name="gr2" draw:text-style-name="P3" svg:width="1.269cm" svg:height="1.269cm" draw:transform="rotate (1.5707963267949) translate (19.871972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2.79cm"><draw:text-box><text:p text:style-name="P4"><text:span text:style-name="T1">TVS54-117</text:span></text:p><text:p text:style-name="P5"><text:span text:style-name="T2">AR54-117</text:span></text:p></draw:text-box></draw:frame><draw:custom-shape draw:style-name="gr2" draw:text-style-name="P3" svg:width="1.269cm" svg:height="1.269cm" draw:transform="rotate (1.5707963267949) translate (21.260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2.79cm"><draw:text-box><text:p text:style-name="P4"><text:span text:style-name="T1">TVS54-119</text:span></text:p><text:p text:style-name="P5"><text:span text:style-name="T2">AR54-119</text:span></text:p></draw:text-box></draw:frame><draw:custom-shape draw:style-name="gr7" draw:text-style-name="P3" svg:width="1.269cm" svg:height="1.627cm" draw:transform="rotate (1.5707963267949) translate (23.0310972222222cm 16.82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5.898cm"><draw:text-box><text:p text:style-name="P4"><text:span text:style-name="T3">TVS54-122</text:span></text:p><text:p text:style-name="P5"><text:span text:style-name="T3">AR54-122</text:span></text:p><text:p text:style-name="P4"><text:span text:style-name="T3">GP54-122</text:span></text:p></draw:text-box></draw:frame><draw:custom-shape draw:style-name="gr6" draw:text-style-name="P3" svg:width="1.269cm" svg:height="1.625cm" draw:transform="rotate (1.5707963267949) translate (24.590375cm 17.534819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6.607cm"><draw:text-box><text:p text:style-name="P4"><text:span text:style-name="T3">TVS54-124</text:span></text:p><text:p text:style-name="P5"><text:span text:style-name="T3">AR54-124</text:span></text:p><text:p text:style-name="P4"><text:span text:style-name="T3">GP54-124</text:span></text:p></draw:text-box></draw:frame><draw:custom-shape draw:style-name="gr2" draw:text-style-name="P3" svg:width="1.269cm" svg:height="1.269cm" draw:transform="rotate (1.5707963267949) translate (1.5680972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13.818cm"><draw:text-box><text:p text:style-name="P4"><text:span text:style-name="T1">TVS55-92</text:span></text:p><text:p text:style-name="P5"><text:span text:style-name="T2">AR55-92</text:span></text:p></draw:text-box></draw:frame><draw:custom-shape draw:style-name="gr2" draw:text-style-name="P3" svg:width="1.269cm" svg:height="1.269cm" draw:transform="rotate (1.5707963267949) translate (2.9509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13.818cm"><draw:text-box><text:p text:style-name="P4"><text:span text:style-name="T1">TVS55-94</text:span></text:p><text:p text:style-name="P5"><text:span text:style-name="T2">AR55-94</text:span></text:p></draw:text-box></draw:frame><draw:custom-shape draw:style-name="gr2" draw:text-style-name="P3" svg:width="1.269cm" svg:height="1.269cm" draw:transform="rotate (1.5707963267949) translate (4.33387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13.818cm"><draw:text-box><text:p text:style-name="P4"><text:span text:style-name="T1">TVS55-96</text:span></text:p><text:p text:style-name="P5"><text:span text:style-name="T2">AR55-96</text:span></text:p></draw:text-box></draw:frame><draw:custom-shape draw:style-name="gr2" draw:text-style-name="P3" svg:width="1.269cm" svg:height="1.269cm" draw:transform="rotate (1.5707963267949) translate (5.720291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13.818cm"><draw:text-box><text:p text:style-name="P4"><text:span text:style-name="T1">TVS55-98</text:span></text:p><text:p text:style-name="P5"><text:span text:style-name="T2">AR55-98</text:span></text:p></draw:text-box></draw:frame><draw:custom-shape draw:style-name="gr2" draw:text-style-name="P3" svg:width="1.269cm" svg:height="1.269cm" draw:transform="rotate (1.5707963267949) translate (7.1014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13.818cm"><draw:text-box><text:p text:style-name="P4"><text:span text:style-name="T1">TVS55-100</text:span></text:p><text:p text:style-name="P5"><text:span text:style-name="T2">AR55-100</text:span></text:p></draw:text-box></draw:frame><draw:custom-shape draw:style-name="gr2" draw:text-style-name="P3" svg:width="1.269cm" svg:height="1.269cm" draw:transform="rotate (1.5707963267949) translate (8.4843055555555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13.818cm"><draw:text-box><text:p text:style-name="P4"><text:span text:style-name="T1">TVS55-102</text:span></text:p><text:p text:style-name="P5"><text:span text:style-name="T2">AR55-102</text:span></text:p></draw:text-box></draw:frame><draw:custom-shape draw:style-name="gr2" draw:text-style-name="P3" svg:width="1.269cm" svg:height="1.269cm" draw:transform="rotate (1.5707963267949) translate (9.86895833333333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13.818cm"><draw:text-box><text:p text:style-name="P4"><text:span text:style-name="T1">TVS55-104</text:span></text:p><text:p text:style-name="P5"><text:span text:style-name="T2">AR55-104</text:span></text:p></draw:text-box></draw:frame><draw:custom-shape draw:style-name="gr2" draw:text-style-name="P3" svg:width="1.269cm" svg:height="1.269cm" draw:transform="rotate (1.5707963267949) translate (11.251847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13.818cm"><draw:text-box><text:p text:style-name="P4"><text:span text:style-name="T1">TVS55-106</text:span></text:p><text:p text:style-name="P5"><text:span text:style-name="T2">AR55-106</text:span></text:p></draw:text-box></draw:frame><draw:custom-shape draw:style-name="gr2" draw:text-style-name="P3" svg:width="1.269cm" svg:height="1.269cm" draw:transform="rotate (1.5707963267949) translate (12.6823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13.818cm"><draw:text-box><text:p text:style-name="P4"><text:span text:style-name="T1">TVS55-108</text:span></text:p><text:p text:style-name="P5"><text:span text:style-name="T2">AR55-108</text:span></text:p></draw:text-box></draw:frame><draw:custom-shape draw:style-name="gr4" draw:text-style-name="P3" svg:width="1.269cm" svg:height="1.265cm" draw:transform="rotate (1.5707963267949) translate (15.031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13.818cm"><draw:text-box><text:p text:style-name="P4"><text:span text:style-name="T1">TVS55-110</text:span></text:p><text:p text:style-name="P5"><text:span text:style-name="T2">AR55-110</text:span></text:p></draw:text-box></draw:frame><draw:custom-shape draw:style-name="gr2" draw:text-style-name="P3" svg:width="1.269cm" svg:height="1.269cm" draw:transform="rotate (1.5707963267949) translate (16.4182777777778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13.818cm"><draw:text-box><text:p text:style-name="P4"><text:span text:style-name="T1">TVS55-112</text:span></text:p><text:p text:style-name="P5"><text:span text:style-name="T2">AR55-112</text:span></text:p></draw:text-box></draw:frame><draw:custom-shape draw:style-name="gr2" draw:text-style-name="P3" svg:width="1.269cm" svg:height="1.269cm" draw:transform="rotate (1.5707963267949) translate (17.801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13.818cm"><draw:text-box><text:p text:style-name="P4"><text:span text:style-name="T1">TVS55-114</text:span></text:p><text:p text:style-name="P5"><text:span text:style-name="T2">AR55-114</text:span></text:p></draw:text-box></draw:frame><draw:custom-shape draw:style-name="gr2" draw:text-style-name="P3" svg:width="1.269cm" svg:height="1.269cm" draw:transform="rotate (1.5707963267949) translate (19.185819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13.818cm"><draw:text-box><text:p text:style-name="P4"><text:span text:style-name="T1">TVS55-116</text:span></text:p><text:p text:style-name="P5"><text:span text:style-name="T2">AR55-116</text:span></text:p></draw:text-box></draw:frame><draw:custom-shape draw:style-name="gr2" draw:text-style-name="P3" svg:width="1.269cm" svg:height="1.269cm" draw:transform="rotate (1.5707963267949) translate (20.566944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13.818cm"><draw:text-box><text:p text:style-name="P4"><text:span text:style-name="T1">TVS55-118</text:span></text:p><text:p text:style-name="P5"><text:span text:style-name="T2">AR55-118</text:span></text:p></draw:text-box></draw:frame><draw:custom-shape draw:style-name="gr2" draw:text-style-name="P3" svg:width="1.267cm" svg:height="1.269cm" draw:transform="rotate (1.5707963267949) translate (0.8748888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4.848cm"><draw:text-box><text:p text:style-name="P4"><text:span text:style-name="T1">TVS56-91</text:span></text:p><text:p text:style-name="P5"><text:span text:style-name="T2">AR56-91</text:span></text:p></draw:text-box></draw:frame><draw:custom-shape draw:style-name="gr2" draw:text-style-name="P3" svg:width="1.267cm" svg:height="1.269cm" draw:transform="rotate (1.5707963267949) translate (2.256013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4.848cm"><draw:text-box><text:p text:style-name="P4"><text:span text:style-name="T1">TVS56-93</text:span></text:p><text:p text:style-name="P5"><text:span text:style-name="T2">AR56-93</text:span></text:p></draw:text-box></draw:frame><draw:custom-shape draw:style-name="gr2" draw:text-style-name="P3" svg:width="1.267cm" svg:height="1.269cm" draw:transform="rotate (1.5707963267949) translate (3.64243055555556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8" svg:width="1.218cm" svg:height="0.595cm" svg:x="3.667cm" svg:y="14.848cm"><draw:text-box><text:p text:style-name="P4"><text:span text:style-name="T1">TVS56-95</text:span></text:p><text:p text:style-name="P5"><text:span text:style-name="T2">AR56-95</text:span></text:p></draw:text-box></draw:frame><draw:custom-shape draw:style-name="gr2" draw:text-style-name="P3" svg:width="1.267cm" svg:height="1.269cm" draw:transform="rotate (1.5707963267949) translate (5.027083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4.848cm"><draw:text-box><text:p text:style-name="P4"><text:span text:style-name="T1">TVS56-97</text:span></text:p><text:p text:style-name="P5"><text:span text:style-name="T2">AR56-97</text:span></text:p></draw:text-box></draw:frame><draw:custom-shape draw:style-name="gr2" draw:text-style-name="P3" svg:width="1.267cm" svg:height="1.269cm" draw:transform="rotate (1.5707963267949) translate (6.408208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4.848cm"><draw:text-box><text:p text:style-name="P4"><text:span text:style-name="T1">TVS56-99</text:span></text:p><text:p text:style-name="P5"><text:span text:style-name="T2">AR56-99</text:span></text:p></draw:text-box></draw:frame><draw:custom-shape draw:style-name="gr2" draw:text-style-name="P3" svg:width="1.267cm" svg:height="1.269cm" draw:transform="rotate (1.5707963267949) translate (7.792861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4.848cm"><draw:text-box><text:p text:style-name="P4"><text:span text:style-name="T1">TVS56-101</text:span></text:p><text:p text:style-name="P5"><text:span text:style-name="T2">AR56-101</text:span></text:p></draw:text-box></draw:frame><draw:custom-shape draw:style-name="gr2" draw:text-style-name="P3" svg:width="1.267cm" svg:height="1.269cm" draw:transform="rotate (1.5707963267949) translate (9.173986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4.848cm"><draw:text-box><text:p text:style-name="P4"><text:span text:style-name="T1">TVS56-103</text:span></text:p><text:p text:style-name="P5"><text:span text:style-name="T2">AR56-103</text:span></text:p></draw:text-box></draw:frame><draw:custom-shape draw:style-name="gr2" draw:text-style-name="P3" svg:width="1.267cm" svg:height="1.269cm" draw:transform="rotate (1.5707963267949) translate (10.56040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4.848cm"><draw:text-box><text:p text:style-name="P4"><text:span text:style-name="T1">TVS56-105</text:span></text:p><text:p text:style-name="P5"><text:span text:style-name="T2">AR56-105</text:span></text:p></draw:text-box></draw:frame><draw:custom-shape draw:style-name="gr2" draw:text-style-name="P3" svg:width="1.267cm" svg:height="1.269cm" draw:transform="rotate (1.5707963267949) translate (11.989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4.848cm"><draw:text-box><text:p text:style-name="P4"><text:span text:style-name="T1">TVS56-107</text:span></text:p><text:p text:style-name="P5"><text:span text:style-name="T2">AR56-107</text:span></text:p></draw:text-box></draw:frame><draw:custom-shape draw:style-name="gr2" draw:text-style-name="P3" svg:width="1.267cm" svg:height="1.269cm" draw:transform="rotate (1.5707963267949) translate (14.343944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4.848cm"><draw:text-box><text:p text:style-name="P4"><text:span text:style-name="T1">TVS56-109</text:span></text:p><text:p text:style-name="P5"><text:span text:style-name="T2">AR56-109</text:span></text:p></draw:text-box></draw:frame><draw:custom-shape draw:style-name="gr2" draw:text-style-name="P3" svg:width="1.267cm" svg:height="1.269cm" draw:transform="rotate (1.5707963267949) translate (15.725069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4.848cm"><draw:text-box><text:p text:style-name="P4"><text:span text:style-name="T1">TVS56-111</text:span></text:p><text:p text:style-name="P5"><text:span text:style-name="T2">AR56-111</text:span></text:p></draw:text-box></draw:frame><draw:custom-shape draw:style-name="gr2" draw:text-style-name="P3" svg:width="1.267cm" svg:height="1.269cm" draw:transform="rotate (1.5707963267949) translate (17.107958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4.848cm"><draw:text-box><text:p text:style-name="P4"><text:span text:style-name="T1">TVS56-113</text:span></text:p><text:p text:style-name="P5"><text:span text:style-name="T2">AR56-113</text:span></text:p></draw:text-box></draw:frame><draw:custom-shape draw:style-name="gr2" draw:text-style-name="P3" svg:width="1.267cm" svg:height="1.269cm" draw:transform="rotate (1.5707963267949) translate (18.490847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4.848cm"><draw:text-box><text:p text:style-name="P4"><text:span text:style-name="T1">TVS56-115</text:span></text:p><text:p text:style-name="P5"><text:span text:style-name="T2">AR56-115</text:span></text:p></draw:text-box></draw:frame><draw:custom-shape draw:style-name="gr2" draw:text-style-name="P3" svg:width="1.267cm" svg:height="1.269cm" draw:transform="rotate (1.5707963267949) translate (19.871972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4.848cm"><draw:text-box><text:p text:style-name="P4"><text:span text:style-name="T1">TVS56-117</text:span></text:p><text:p text:style-name="P5"><text:span text:style-name="T2">AR56-117</text:span></text:p></draw:text-box></draw:frame><draw:custom-shape draw:style-name="gr2" draw:text-style-name="P3" svg:width="1.267cm" svg:height="1.269cm" draw:transform="rotate (1.5707963267949) translate (21.260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4.848cm"><draw:text-box><text:p text:style-name="P4"><text:span text:style-name="T1">TVS56-119</text:span></text:p><text:p text:style-name="P5"><text:span text:style-name="T2">AR56-119</text:span></text:p></draw:text-box></draw:frame><draw:custom-shape draw:style-name="gr2" draw:text-style-name="P3" svg:width="1.269cm" svg:height="1.269cm" draw:transform="rotate (1.5707963267949) translate (1.5680972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5.882cm"><draw:text-box><text:p text:style-name="P4"><text:span text:style-name="T1">TVS57-92</text:span></text:p><text:p text:style-name="P5"><text:span text:style-name="T2">AR57-92</text:span></text:p></draw:text-box></draw:frame><draw:custom-shape draw:style-name="gr2" draw:text-style-name="P3" svg:width="1.269cm" svg:height="1.269cm" draw:transform="rotate (1.5707963267949) translate (2.9509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5.882cm"><draw:text-box><text:p text:style-name="P4"><text:span text:style-name="T1">TVS57-94</text:span></text:p><text:p text:style-name="P5"><text:span text:style-name="T2">AR57-94</text:span></text:p></draw:text-box></draw:frame><draw:custom-shape draw:style-name="gr2" draw:text-style-name="P3" svg:width="1.269cm" svg:height="1.269cm" draw:transform="rotate (1.5707963267949) translate (4.33387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5.882cm"><draw:text-box><text:p text:style-name="P4"><text:span text:style-name="T1">TVS57-96</text:span></text:p><text:p text:style-name="P5"><text:span text:style-name="T2">AR57-96</text:span></text:p></draw:text-box></draw:frame><draw:custom-shape draw:style-name="gr2" draw:text-style-name="P3" svg:width="1.269cm" svg:height="1.269cm" draw:transform="rotate (1.5707963267949) translate (5.720291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5.882cm"><draw:text-box><text:p text:style-name="P4"><text:span text:style-name="T1">TVS57-98</text:span></text:p><text:p text:style-name="P5"><text:span text:style-name="T2">AR57-98</text:span></text:p></draw:text-box></draw:frame><draw:custom-shape draw:style-name="gr2" draw:text-style-name="P3" svg:width="1.269cm" svg:height="1.269cm" draw:transform="rotate (1.5707963267949) translate (7.1014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5.882cm"><draw:text-box><text:p text:style-name="P4"><text:span text:style-name="T1">TVS57-100</text:span></text:p><text:p text:style-name="P5"><text:span text:style-name="T2">AR57-100</text:span></text:p></draw:text-box></draw:frame><draw:custom-shape draw:style-name="gr2" draw:text-style-name="P3" svg:width="1.269cm" svg:height="1.269cm" draw:transform="rotate (1.5707963267949) translate (8.4843055555555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5.882cm"><draw:text-box><text:p text:style-name="P4"><text:span text:style-name="T1">TVS57-102</text:span></text:p><text:p text:style-name="P5"><text:span text:style-name="T2">AR57-102</text:span></text:p></draw:text-box></draw:frame><draw:custom-shape draw:style-name="gr2" draw:text-style-name="P3" svg:width="1.269cm" svg:height="1.269cm" draw:transform="rotate (1.5707963267949) translate (9.86895833333333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5.882cm"><draw:text-box><text:p text:style-name="P4"><text:span text:style-name="T1">TVS57-104</text:span></text:p><text:p text:style-name="P5"><text:span text:style-name="T2">AR57-104</text:span></text:p></draw:text-box></draw:frame><draw:custom-shape draw:style-name="gr2" draw:text-style-name="P3" svg:width="1.269cm" svg:height="1.269cm" draw:transform="rotate (1.5707963267949) translate (11.251847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5.882cm"><draw:text-box><text:p text:style-name="P4"><text:span text:style-name="T1">TVS57-106</text:span></text:p><text:p text:style-name="P5"><text:span text:style-name="T2">AR57-106</text:span></text:p></draw:text-box></draw:frame><draw:custom-shape draw:style-name="gr2" draw:text-style-name="P3" svg:width="1.269cm" svg:height="1.269cm" draw:transform="rotate (1.5707963267949) translate (12.6823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5.882cm"><draw:text-box><text:p text:style-name="P4"><text:span text:style-name="T1">TVS57-108</text:span></text:p><text:p text:style-name="P5"><text:span text:style-name="T2">AR57-108</text:span></text:p></draw:text-box></draw:frame><draw:custom-shape draw:style-name="gr4" draw:text-style-name="P3" svg:width="1.269cm" svg:height="1.265cm" draw:transform="rotate (1.5707963267949) translate (15.031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5.882cm"><draw:text-box><text:p text:style-name="P4"><text:span text:style-name="T1">TVS57-110</text:span></text:p><text:p text:style-name="P5"><text:span text:style-name="T2">AR57-110</text:span></text:p></draw:text-box></draw:frame><draw:custom-shape draw:style-name="gr2" draw:text-style-name="P3" svg:width="1.269cm" svg:height="1.269cm" draw:transform="rotate (1.5707963267949) translate (16.4182777777778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5.882cm"><draw:text-box><text:p text:style-name="P4"><text:span text:style-name="T1">TVS57-112</text:span></text:p><text:p text:style-name="P5"><text:span text:style-name="T2">AR57-112</text:span></text:p></draw:text-box></draw:frame><draw:custom-shape draw:style-name="gr2" draw:text-style-name="P3" svg:width="1.269cm" svg:height="1.269cm" draw:transform="rotate (1.5707963267949) translate (17.801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5.882cm"><draw:text-box><text:p text:style-name="P4"><text:span text:style-name="T1">TVS57-114</text:span></text:p><text:p text:style-name="P5"><text:span text:style-name="T2">AR57-114</text:span></text:p></draw:text-box></draw:frame><draw:custom-shape draw:style-name="gr2" draw:text-style-name="P3" svg:width="1.269cm" svg:height="1.269cm" draw:transform="rotate (1.5707963267949) translate (19.185819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5.882cm"><draw:text-box><text:p text:style-name="P4"><text:span text:style-name="T1">TVS57-116</text:span></text:p><text:p text:style-name="P5"><text:span text:style-name="T2">AR57-116</text:span></text:p></draw:text-box></draw:frame><draw:custom-shape draw:style-name="gr2" draw:text-style-name="P3" svg:width="1.269cm" svg:height="1.269cm" draw:transform="rotate (1.5707963267949) translate (20.566944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5.882cm"><draw:text-box><text:p text:style-name="P4"><text:span text:style-name="T1">TVS57-118</text:span></text:p><text:p text:style-name="P5"><text:span text:style-name="T2">AR57-118</text:span></text:p></draw:text-box></draw:frame><draw:custom-shape draw:style-name="gr2" draw:text-style-name="P3" svg:width="1.269cm" svg:height="1.269cm" draw:transform="rotate (1.5707963267949) translate (0.8748888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6.912cm"><draw:text-box><text:p text:style-name="P4"><text:span text:style-name="T1">TVS58-91</text:span></text:p><text:p text:style-name="P5"><text:span text:style-name="T2">AR58-91</text:span></text:p></draw:text-box></draw:frame><draw:custom-shape draw:style-name="gr2" draw:text-style-name="P3" svg:width="1.269cm" svg:height="1.269cm" draw:transform="rotate (1.5707963267949) translate (2.256013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6.912cm"><draw:text-box><text:p text:style-name="P4"><text:span text:style-name="T1">TVS58-93</text:span></text:p><text:p text:style-name="P5"><text:span text:style-name="T2">AR58-93</text:span></text:p></draw:text-box></draw:frame><draw:custom-shape draw:style-name="gr2" draw:text-style-name="P3" svg:width="1.269cm" svg:height="1.269cm" draw:transform="rotate (1.5707963267949) translate (3.64243055555556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6.912cm"><draw:text-box><text:p text:style-name="P4"><text:span text:style-name="T1">TVS58-95</text:span></text:p><text:p text:style-name="P5"><text:span text:style-name="T2">AR58-95</text:span></text:p></draw:text-box></draw:frame><draw:custom-shape draw:style-name="gr2" draw:text-style-name="P3" svg:width="1.269cm" svg:height="1.269cm" draw:transform="rotate (1.5707963267949) translate (5.027083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6.912cm"><draw:text-box><text:p text:style-name="P4"><text:span text:style-name="T1">TVS58-97</text:span></text:p><text:p text:style-name="P5"><text:span text:style-name="T2">AR58-97</text:span></text:p></draw:text-box></draw:frame><draw:custom-shape draw:style-name="gr2" draw:text-style-name="P3" svg:width="1.269cm" svg:height="1.269cm" draw:transform="rotate (1.5707963267949) translate (6.408208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6.912cm"><draw:text-box><text:p text:style-name="P4"><text:span text:style-name="T1">TVS58-99</text:span></text:p><text:p text:style-name="P5"><text:span text:style-name="T2">AR58-99</text:span></text:p></draw:text-box></draw:frame><draw:custom-shape draw:style-name="gr2" draw:text-style-name="P3" svg:width="1.269cm" svg:height="1.269cm" draw:transform="rotate (1.5707963267949) translate (7.792861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6.912cm"><draw:text-box><text:p text:style-name="P4"><text:span text:style-name="T1">TVS58-101</text:span></text:p><text:p text:style-name="P5"><text:span text:style-name="T2">AR58-101</text:span></text:p></draw:text-box></draw:frame><draw:custom-shape draw:style-name="gr2" draw:text-style-name="P3" svg:width="1.269cm" svg:height="1.269cm" draw:transform="rotate (1.5707963267949) translate (9.173986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6.912cm"><draw:text-box><text:p text:style-name="P4"><text:span text:style-name="T1">TVS58-103</text:span></text:p><text:p text:style-name="P5"><text:span text:style-name="T2">AR58-103</text:span></text:p></draw:text-box></draw:frame><draw:custom-shape draw:style-name="gr2" draw:text-style-name="P3" svg:width="1.269cm" svg:height="1.269cm" draw:transform="rotate (1.5707963267949) translate (10.56040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6.912cm"><draw:text-box><text:p text:style-name="P4"><text:span text:style-name="T1">TVS58-105</text:span></text:p><text:p text:style-name="P5"><text:span text:style-name="T2">AR58-105</text:span></text:p></draw:text-box></draw:frame><draw:custom-shape draw:style-name="gr2" draw:text-style-name="P3" svg:width="1.269cm" svg:height="1.269cm" draw:transform="rotate (1.5707963267949) translate (11.989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6.912cm"><draw:text-box><text:p text:style-name="P4"><text:span text:style-name="T1">TVS58-107</text:span></text:p><text:p text:style-name="P5"><text:span text:style-name="T2">AR58-107</text:span></text:p></draw:text-box></draw:frame><draw:custom-shape draw:style-name="gr2" draw:text-style-name="P3" svg:width="1.269cm" svg:height="1.269cm" draw:transform="rotate (1.5707963267949) translate (14.343944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6.912cm"><draw:text-box><text:p text:style-name="P4"><text:span text:style-name="T1">TVS58-109</text:span></text:p><text:p text:style-name="P5"><text:span text:style-name="T2">AR58-109</text:span></text:p></draw:text-box></draw:frame><draw:custom-shape draw:style-name="gr2" draw:text-style-name="P3" svg:width="1.269cm" svg:height="1.269cm" draw:transform="rotate (1.5707963267949) translate (15.725069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6.912cm"><draw:text-box><text:p text:style-name="P4"><text:span text:style-name="T1">TVS58-111</text:span></text:p><text:p text:style-name="P5"><text:span text:style-name="T2">AR58-111</text:span></text:p></draw:text-box></draw:frame><draw:custom-shape draw:style-name="gr2" draw:text-style-name="P3" svg:width="1.269cm" svg:height="1.269cm" draw:transform="rotate (1.5707963267949) translate (17.107958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6.912cm"><draw:text-box><text:p text:style-name="P4"><text:span text:style-name="T1">TVS58-113</text:span></text:p><text:p text:style-name="P5"><text:span text:style-name="T2">AR58-113</text:span></text:p></draw:text-box></draw:frame><draw:custom-shape draw:style-name="gr2" draw:text-style-name="P3" svg:width="1.269cm" svg:height="1.269cm" draw:transform="rotate (1.5707963267949) translate (18.490847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6.912cm"><draw:text-box><text:p text:style-name="P4"><text:span text:style-name="T1">TVS58-115</text:span></text:p><text:p text:style-name="P5"><text:span text:style-name="T2">AR58-115</text:span></text:p></draw:text-box></draw:frame><draw:custom-shape draw:style-name="gr2" draw:text-style-name="P3" svg:width="1.269cm" svg:height="1.269cm" draw:transform="rotate (1.5707963267949) translate (19.871972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6.912cm"><draw:text-box><text:p text:style-name="P4"><text:span text:style-name="T1">TVS58-117</text:span></text:p><text:p text:style-name="P5"><text:span text:style-name="T2">AR58-117</text:span></text:p></draw:text-box></draw:frame><draw:custom-shape draw:style-name="gr2" draw:text-style-name="P3" svg:width="1.269cm" svg:height="1.269cm" draw:transform="rotate (1.5707963267949) translate (21.260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6.912cm"><draw:text-box><text:p text:style-name="P4"><text:span text:style-name="T1">TVS58-119</text:span></text:p><text:p text:style-name="P5"><text:span text:style-name="T2">AR58-119</text:span></text:p></draw:text-box></draw:frame><draw:line draw:style-name="gr10" draw:text-style-name="P9" svg:x1="2.159cm" svg:y1="4.318cm" svg:x2="2.159cm" svg:y2="0.688cm"><text:p/></draw:line><draw:line draw:style-name="gr10" draw:text-style-name="P9" svg:x1="2.854cm" svg:y1="4.022cm" svg:x2="2.854cm" svg:y2="0.686cm"><text:p/></draw:line><draw:line draw:style-name="gr10" draw:text-style-name="P9" svg:x1="3.554cm" svg:y1="1.019cm" svg:x2="3.554cm" svg:y2="0.686cm"><text:p/></draw:line><draw:line draw:style-name="gr10" draw:text-style-name="P9" svg:x1="4.235cm" svg:y1="1.327cm" svg:x2="4.235cm" svg:y2="0.688cm"><text:p/></draw:line><draw:line draw:style-name="gr10" draw:text-style-name="P9" svg:x1="4.923cm" svg:y1="1.019cm" svg:x2="4.923cm" svg:y2="0.686cm"><text:p/></draw:line><draw:line draw:style-name="gr10" draw:text-style-name="P9" svg:x1="5.604cm" svg:y1="1.327cm" svg:x2="5.604cm" svg:y2="0.688cm"><text:p/></draw:line><draw:line draw:style-name="gr10" draw:text-style-name="P9" svg:x1="6.32cm" svg:y1="1.019cm" svg:x2="6.32cm" svg:y2="0.686cm"><text:p/></draw:line><draw:line draw:style-name="gr10" draw:text-style-name="P9" svg:x1="7.001cm" svg:y1="1.327cm" svg:x2="7.001cm" svg:y2="0.688cm"><text:p/></draw:line><draw:line draw:style-name="gr10" draw:text-style-name="P9" svg:x1="7.68cm" svg:y1="1.019cm" svg:x2="7.68cm" svg:y2="0.686cm"><text:p/></draw:line><draw:line draw:style-name="gr10" draw:text-style-name="P9" svg:x1="8.378cm" svg:y1="1.327cm" svg:x2="8.378cm" svg:y2="0.688cm"><text:p/></draw:line><draw:line draw:style-name="gr10" draw:text-style-name="P9" svg:x1="9.084cm" svg:y1="1.019cm" svg:x2="9.084cm" svg:y2="0.686cm"><text:p/></draw:line><draw:line draw:style-name="gr10" draw:text-style-name="P9" svg:x1="9.765cm" svg:y1="1.327cm" svg:x2="9.765cm" svg:y2="0.688cm"><text:p/></draw:line><draw:line draw:style-name="gr10" draw:text-style-name="P9" svg:x1="10.479cm" svg:y1="1.019cm" svg:x2="10.479cm" svg:y2="0.686cm"><text:p/></draw:line><draw:line draw:style-name="gr10" draw:text-style-name="P9" svg:x1="11.144cm" svg:y1="1.327cm" svg:x2="11.144cm" svg:y2="0.688cm"><text:p/></draw:line><draw:line draw:style-name="gr10" draw:text-style-name="P9" svg:x1="11.825cm" svg:y1="1.019cm" svg:x2="11.825cm" svg:y2="0.686cm"><text:p/></draw:line><draw:line draw:style-name="gr10" draw:text-style-name="P9" svg:x1="12.555cm" svg:y1="1.327cm" svg:x2="12.555cm" svg:y2="0.688cm"><text:p/></draw:line><draw:line draw:style-name="gr10" draw:text-style-name="P9" svg:x1="13.261cm" svg:y1="1.019cm" svg:x2="13.261cm" svg:y2="0.686cm"><text:p/></draw:line><draw:line draw:style-name="gr10" draw:text-style-name="P9" svg:x1="15.637cm" svg:y1="1.019cm" svg:x2="15.637cm" svg:y2="0.686cm"><text:p/></draw:line><draw:line draw:style-name="gr10" draw:text-style-name="P9" svg:x1="16.332cm" svg:y1="1.327cm" svg:x2="16.332cm" svg:y2="0.688cm"><text:p/></draw:line><draw:line draw:style-name="gr10" draw:text-style-name="P9" svg:x1="16.981cm" svg:y1="1.019cm" svg:x2="16.981cm" svg:y2="0.686cm"><text:p/></draw:line><draw:line draw:style-name="gr10" draw:text-style-name="P9" svg:x1="17.679cm" svg:y1="1.327cm" svg:x2="17.679cm" svg:y2="0.688cm"><text:p/></draw:line><draw:line draw:style-name="gr10" draw:text-style-name="P9" svg:x1="18.401cm" svg:y1="1.019cm" svg:x2="18.401cm" svg:y2="0.686cm"><text:p/></draw:line><draw:line draw:style-name="gr10" draw:text-style-name="P9" svg:x1="19.099cm" svg:y1="1.327cm" svg:x2="19.099cm" svg:y2="0.688cm"><text:p/></draw:line><draw:line draw:style-name="gr10" draw:text-style-name="P9" svg:x1="19.771cm" svg:y1="1.019cm" svg:x2="19.771cm" svg:y2="0.686cm"><text:p/></draw:line><draw:line draw:style-name="gr10" draw:text-style-name="P9" svg:x1="20.47cm" svg:y1="1.327cm" svg:x2="20.47cm" svg:y2="0.688cm"><text:p/></draw:line><draw:line draw:style-name="gr10" draw:text-style-name="P9" svg:x1="21.154cm" svg:y1="1.019cm" svg:x2="21.154cm" svg:y2="0.686cm"><text:p/></draw:line><draw:frame draw:style-name="gr3" draw:text-style-name="P11" svg:width="0.548cm" svg:height="0.311cm" svg:x="1.91cm" svg:y="0.344cm"><draw:text-box><text:p text:style-name="P10"><text:span text:style-name="T7">92</text:span></text:p><text:p text:style-name="P10"><text:span text:style-name="T7"/></text:p></draw:text-box></draw:frame><draw:frame draw:style-name="gr3" draw:text-style-name="P11" svg:width="0.548cm" svg:height="0.311cm" svg:x="2.57cm" svg:y="0.344cm"><draw:text-box><text:p text:style-name="P10"><text:span text:style-name="T7">93</text:span></text:p><text:p text:style-name="P10"><text:span text:style-name="T7"/></text:p></draw:text-box></draw:frame><draw:frame draw:style-name="gr3" draw:text-style-name="P11" svg:width="0.548cm" svg:height="0.311cm" svg:x="3.229cm" svg:y="0.344cm"><draw:text-box><text:p text:style-name="P10"><text:span text:style-name="T7">94</text:span></text:p><text:p text:style-name="P10"><text:span text:style-name="T7"/></text:p></draw:text-box></draw:frame><draw:frame draw:style-name="gr3" draw:text-style-name="P11" svg:width="0.548cm" svg:height="0.311cm" svg:x="3.919cm" svg:y="0.344cm"><draw:text-box><text:p text:style-name="P10"><text:span text:style-name="T7">95</text:span></text:p><text:p text:style-name="P10"><text:span text:style-name="T7"/></text:p></draw:text-box></draw:frame><draw:frame draw:style-name="gr3" draw:text-style-name="P11" svg:width="0.548cm" svg:height="0.311cm" svg:x="4.646cm" svg:y="0.344cm"><draw:text-box><text:p text:style-name="P10"><text:span text:style-name="T7">96</text:span></text:p><text:p text:style-name="P10"><text:span text:style-name="T7"/></text:p></draw:text-box></draw:frame><draw:frame draw:style-name="gr3" draw:text-style-name="P11" svg:width="0.548cm" svg:height="0.311cm" svg:x="5.357cm" svg:y="0.344cm"><draw:text-box><text:p text:style-name="P10"><text:span text:style-name="T7">97</text:span></text:p><text:p text:style-name="P10"><text:span text:style-name="T7"/></text:p></draw:text-box></draw:frame><draw:frame draw:style-name="gr3" draw:text-style-name="P11" svg:width="0.548cm" svg:height="0.311cm" svg:x="6.075cm" svg:y="0.344cm"><draw:text-box><text:p text:style-name="P10"><text:span text:style-name="T7">98</text:span></text:p><text:p text:style-name="P10"><text:span text:style-name="T7"/></text:p></draw:text-box></draw:frame><draw:frame draw:style-name="gr3" draw:text-style-name="P11" svg:width="0.548cm" svg:height="0.311cm" svg:x="6.734cm" svg:y="0.344cm"><draw:text-box><text:p text:style-name="P10"><text:span text:style-name="T7">99</text:span></text:p><text:p text:style-name="P10"><text:span text:style-name="T7"/></text:p></draw:text-box></draw:frame><draw:frame draw:style-name="gr3" draw:text-style-name="P11" svg:width="0.548cm" svg:height="0.311cm" svg:x="7.394cm" svg:y="0.344cm"><draw:text-box><text:p text:style-name="P10"><text:span text:style-name="T7">100</text:span></text:p><text:p text:style-name="P10"><text:span text:style-name="T7"/></text:p></draw:text-box></draw:frame><draw:frame draw:style-name="gr3" draw:text-style-name="P11" svg:width="0.548cm" svg:height="0.311cm" svg:x="8.092cm" svg:y="0.344cm"><draw:text-box><text:p text:style-name="P10"><text:span text:style-name="T7">101</text:span></text:p><text:p text:style-name="P10"><text:span text:style-name="T7"/></text:p></draw:text-box></draw:frame><draw:frame draw:style-name="gr3" draw:text-style-name="P11" svg:width="0.548cm" svg:height="0.311cm" svg:x="8.752cm" svg:y="0.344cm"><draw:text-box><text:p text:style-name="P10"><text:span text:style-name="T7">102</text:span></text:p><text:p text:style-name="P10"><text:span text:style-name="T7"/></text:p></draw:text-box></draw:frame><draw:frame draw:style-name="gr3" draw:text-style-name="P11" svg:width="0.548cm" svg:height="0.311cm" svg:x="9.412cm" svg:y="0.344cm"><draw:text-box><text:p text:style-name="P10"><text:span text:style-name="T7">103</text:span></text:p><text:p text:style-name="P10"><text:span text:style-name="T7"/></text:p></draw:text-box></draw:frame><draw:frame draw:style-name="gr3" draw:text-style-name="P11" svg:width="0.548cm" svg:height="0.311cm" svg:x="10.101cm" svg:y="0.344cm"><draw:text-box><text:p text:style-name="P10"><text:span text:style-name="T7">104</text:span></text:p><text:p text:style-name="P10"><text:span text:style-name="T7"/></text:p></draw:text-box></draw:frame><draw:frame draw:style-name="gr3" draw:text-style-name="P11" svg:width="0.548cm" svg:height="0.311cm" svg:x="10.895cm" svg:y="0.344cm"><draw:text-box><text:p text:style-name="P10"><text:span text:style-name="T7">105</text:span></text:p><text:p text:style-name="P10"><text:span text:style-name="T7"/></text:p></draw:text-box></draw:frame><draw:frame draw:style-name="gr3" draw:text-style-name="P11" svg:width="0.548cm" svg:height="0.311cm" svg:x="11.555cm" svg:y="0.344cm"><draw:text-box><text:p text:style-name="P10"><text:span text:style-name="T7">106</text:span></text:p><text:p text:style-name="P10"><text:span text:style-name="T7"/></text:p></draw:text-box></draw:frame><draw:frame draw:style-name="gr3" draw:text-style-name="P11" svg:width="0.548cm" svg:height="0.311cm" svg:x="12.239cm" svg:y="0.344cm"><draw:text-box><text:p text:style-name="P10"><text:span text:style-name="T7">107</text:span></text:p><text:p text:style-name="P10"><text:span text:style-name="T7"/></text:p></draw:text-box></draw:frame><draw:frame draw:style-name="gr3" draw:text-style-name="P11" svg:width="0.548cm" svg:height="0.311cm" svg:x="12.966cm" svg:y="0.344cm"><draw:text-box><text:p text:style-name="P10"><text:span text:style-name="T7">108</text:span></text:p><text:p text:style-name="P10"><text:span text:style-name="T7"/></text:p></draw:text-box></draw:frame><draw:frame draw:style-name="gr3" draw:text-style-name="P11" svg:width="0.548cm" svg:height="0.311cm" svg:x="14.665cm" svg:y="0.344cm"><draw:text-box><text:p text:style-name="P10"><text:span text:style-name="T7">109</text:span></text:p><text:p text:style-name="P10"><text:span text:style-name="T7"/></text:p></draw:text-box></draw:frame><draw:frame draw:style-name="gr3" draw:text-style-name="P11" svg:width="0.548cm" svg:height="0.311cm" svg:x="15.361cm" svg:y="0.344cm"><draw:text-box><text:p text:style-name="P10"><text:span text:style-name="T7">110</text:span></text:p><text:p text:style-name="P10"><text:span text:style-name="T7"/></text:p></draw:text-box></draw:frame><draw:frame draw:style-name="gr3" draw:text-style-name="P11" svg:width="0.548cm" svg:height="0.311cm" svg:x="16.023cm" svg:y="0.344cm"><draw:text-box><text:p text:style-name="P10"><text:span text:style-name="T7">111</text:span></text:p><text:p text:style-name="P10"><text:span text:style-name="T7"/></text:p></draw:text-box></draw:frame><draw:frame draw:style-name="gr3" draw:text-style-name="P11" svg:width="0.548cm" svg:height="0.311cm" svg:x="16.683cm" svg:y="0.344cm"><draw:text-box><text:p text:style-name="P10"><text:span text:style-name="T7">112</text:span></text:p><text:p text:style-name="P10"><text:span text:style-name="T7"/></text:p></draw:text-box></draw:frame><draw:frame draw:style-name="gr3" draw:text-style-name="P11" svg:width="0.548cm" svg:height="0.311cm" svg:x="17.372cm" svg:y="0.344cm"><draw:text-box><text:p text:style-name="P10"><text:span text:style-name="T7">113</text:span></text:p><text:p text:style-name="P10"><text:span text:style-name="T7"/></text:p></draw:text-box></draw:frame><draw:frame draw:style-name="gr3" draw:text-style-name="P11" svg:width="0.548cm" svg:height="0.311cm" svg:x="18.164cm" svg:y="0.344cm"><draw:text-box><text:p text:style-name="P10"><text:span text:style-name="T7">114</text:span></text:p><text:p text:style-name="P10"><text:span text:style-name="T7"/></text:p></draw:text-box></draw:frame><draw:frame draw:style-name="gr3" draw:text-style-name="P11" svg:width="0.548cm" svg:height="0.311cm" svg:x="18.826cm" svg:y="0.344cm"><draw:text-box><text:p text:style-name="P10"><text:span text:style-name="T7">115</text:span></text:p><text:p text:style-name="P10"><text:span text:style-name="T7"/></text:p></draw:text-box></draw:frame><draw:frame draw:style-name="gr3" draw:text-style-name="P11" svg:width="0.548cm" svg:height="0.311cm" svg:x="19.51cm" svg:y="0.344cm"><draw:text-box><text:p text:style-name="P10"><text:span text:style-name="T7">116</text:span></text:p><text:p text:style-name="P10"><text:span text:style-name="T7"/></text:p></draw:text-box></draw:frame><draw:frame draw:style-name="gr3" draw:text-style-name="P11" svg:width="0.548cm" svg:height="0.311cm" svg:x="20.237cm" svg:y="0.344cm"><draw:text-box><text:p text:style-name="P10"><text:span text:style-name="T7">117</text:span></text:p><text:p text:style-name="P10"><text:span text:style-name="T7"/></text:p></draw:text-box></draw:frame><draw:line draw:style-name="gr10" draw:text-style-name="P9" svg:x1="14.919cm" svg:y1="1.669cm" svg:x2="14.919cm" svg:y2="0.688cm"><text:p/></draw:line><draw:frame draw:style-name="gr3" draw:text-style-name="P11" svg:width="0.548cm" svg:height="0.311cm" svg:x="20.872cm" svg:y="0.344cm"><draw:text-box><text:p text:style-name="P10"><text:span text:style-name="T7">118</text:span></text:p><text:p text:style-name="P10"><text:span text:style-name="T7"/></text:p></draw:text-box></draw:frame><draw:frame draw:style-name="gr3" draw:text-style-name="P11" svg:width="0.548cm" svg:height="0.311cm" svg:x="21.577cm" svg:y="0.344cm"><draw:text-box><text:p text:style-name="P10"><text:span text:style-name="T7">119</text:span></text:p><text:p text:style-name="P10"><text:span text:style-name="T7"/></text:p></draw:text-box></draw:frame><draw:line draw:style-name="gr10" draw:text-style-name="P9" svg:x1="21.835cm" svg:y1="1.669cm" svg:x2="21.835cm" svg:y2="0.688cm"><text:p/></draw:line><draw:line draw:style-name="gr10" draw:text-style-name="P9" svg:x1="1.499cm" svg:y1="4.022cm" svg:x2="1.499cm" svg:y2="0.686cm"><text:p/></draw:line><draw:frame draw:style-name="gr3" draw:text-style-name="P11" svg:width="0.548cm" svg:height="0.311cm" svg:x="1.213cm" svg:y="0.344cm"><draw:text-box><text:p text:style-name="P10"><text:span text:style-name="T7">9</text:span><text:span text:style-name="T8">1</text:span></text:p><text:p text:style-name="P10"><text:span text:style-name="T7"/></text:p></draw:text-box></draw:frame><draw:line draw:style-name="gr10" draw:text-style-name="P9" svg:x1="2.9cm" svg:y1="1.639cm" svg:x2="0.076cm" svg:y2="1.639cm"><text:p/></draw:line><draw:line draw:style-name="gr10" draw:text-style-name="P9" svg:x1="3.606cm" svg:y1="2.69cm" svg:x2="0.076cm" svg:y2="2.69cm"><text:p/></draw:line><draw:line draw:style-name="gr10" draw:text-style-name="P9" svg:x1="3.016cm" svg:y1="3.718cm" svg:x2="0.076cm" svg:y2="3.718cm"><text:p/></draw:line><draw:line draw:style-name="gr10" draw:text-style-name="P9" svg:x1="0.723cm" svg:y1="4.77cm" svg:x2="0.076cm" svg:y2="4.77cm"><text:p/></draw:line><draw:line draw:style-name="gr10" draw:text-style-name="P9" svg:x1="1.429cm" svg:y1="5.775cm" svg:x2="0.076cm" svg:y2="5.775cm"><text:p/></draw:line><draw:line draw:style-name="gr10" draw:text-style-name="P9" svg:x1="0.723cm" svg:y1="6.826cm" svg:x2="0.076cm" svg:y2="6.826cm"><text:p/></draw:line><draw:line draw:style-name="gr10" draw:text-style-name="P9" svg:x1="1.429cm" svg:y1="7.853cm" svg:x2="0.076cm" svg:y2="7.853cm"><text:p/></draw:line><draw:line draw:style-name="gr10" draw:text-style-name="P9" svg:x1="0.723cm" svg:y1="8.904cm" svg:x2="0.076cm" svg:y2="8.904cm"><text:p/></draw:line><draw:line draw:style-name="gr10" draw:text-style-name="P9" svg:x1="1.429cm" svg:y1="9.955cm" svg:x2="0.076cm" svg:y2="9.955cm"><text:p/></draw:line><draw:line draw:style-name="gr10" draw:text-style-name="P9" svg:x1="0.723cm" svg:y1="11.005cm" svg:x2="0.076cm" svg:y2="11.005cm"><text:p/></draw:line><draw:line draw:style-name="gr10" draw:text-style-name="P9" svg:x1="1.429cm" svg:y1="12.033cm" svg:x2="0.076cm" svg:y2="12.033cm"><text:p/></draw:line><draw:line draw:style-name="gr10" draw:text-style-name="P9" svg:x1="0.723cm" svg:y1="13.085cm" svg:x2="0.076cm" svg:y2="13.085cm"><text:p/></draw:line><draw:line draw:style-name="gr10" draw:text-style-name="P9" svg:x1="1.429cm" svg:y1="14.09cm" svg:x2="0.076cm" svg:y2="14.09cm"><text:p/></draw:line><draw:line draw:style-name="gr10" draw:text-style-name="P9" svg:x1="0.774cm" svg:y1="15.141cm" svg:x2="0.127cm" svg:y2="15.141cm"><text:p/></draw:line><draw:line draw:style-name="gr10" draw:text-style-name="P9" svg:x1="1.397cm" svg:y1="16.124cm" svg:x2="0.15cm" svg:y2="16.124cm"><text:p/></draw:line><draw:line draw:style-name="gr10" draw:text-style-name="P9" svg:x1="0.837cm" svg:y1="17.219cm" svg:x2="0.079cm" svg:y2="17.219cm"><text:p/></draw:line><draw:frame draw:style-name="gr3" draw:text-style-name="P11" svg:width="0.548cm" svg:height="0.311cm" svg:x="-0.406cm" svg:y="1.496cm"><draw:text-box><text:p text:style-name="P10"><text:span text:style-name="T7">43</text:span></text:p><text:p text:style-name="P10"><text:span text:style-name="T7"/></text:p></draw:text-box></draw:frame><draw:frame draw:style-name="gr3" draw:text-style-name="P11" svg:width="0.548cm" svg:height="0.311cm" svg:x="-0.406cm" svg:y="2.535cm"><draw:text-box><text:p text:style-name="P10"><text:span text:style-name="T7">44</text:span></text:p><text:p text:style-name="P10"><text:span text:style-name="T7"/></text:p></draw:text-box></draw:frame><draw:frame draw:style-name="gr3" draw:text-style-name="P11" svg:width="0.548cm" svg:height="0.311cm" svg:x="-0.406cm" svg:y="3.553cm"><draw:text-box><text:p text:style-name="P10"><text:span text:style-name="T7">45</text:span></text:p><text:p text:style-name="P10"><text:span text:style-name="T7"/></text:p></draw:text-box></draw:frame><draw:frame draw:style-name="gr3" draw:text-style-name="P11" svg:width="0.548cm" svg:height="0.311cm" svg:x="-0.406cm" svg:y="4.591cm"><draw:text-box><text:p text:style-name="P10"><text:span text:style-name="T7">46</text:span></text:p><text:p text:style-name="P10"><text:span text:style-name="T7"/></text:p></draw:text-box></draw:frame><draw:frame draw:style-name="gr3" draw:text-style-name="P11" svg:width="0.548cm" svg:height="0.311cm" svg:x="-0.406cm" svg:y="5.609cm"><draw:text-box><text:p text:style-name="P10"><text:span text:style-name="T7">47</text:span></text:p><text:p text:style-name="P10"><text:span text:style-name="T7"/></text:p></draw:text-box></draw:frame><draw:frame draw:style-name="gr3" draw:text-style-name="P11" svg:width="0.548cm" svg:height="0.311cm" svg:x="-0.406cm" svg:y="6.646cm"><draw:text-box><text:p text:style-name="P10"><text:span text:style-name="T7">48</text:span></text:p><text:p text:style-name="P10"><text:span text:style-name="T7"/></text:p></draw:text-box></draw:frame><draw:frame draw:style-name="gr3" draw:text-style-name="P11" svg:width="0.548cm" svg:height="0.311cm" svg:x="-0.406cm" svg:y="7.664cm"><draw:text-box><text:p text:style-name="P10"><text:span text:style-name="T7">49</text:span></text:p><text:p text:style-name="P10"><text:span text:style-name="T7"/></text:p></draw:text-box></draw:frame><draw:frame draw:style-name="gr3" draw:text-style-name="P11" svg:width="0.548cm" svg:height="0.311cm" svg:x="-0.406cm" svg:y="8.703cm"><draw:text-box><text:p text:style-name="P10"><text:span text:style-name="T7">50</text:span></text:p><text:p text:style-name="P10"><text:span text:style-name="T7"/></text:p></draw:text-box></draw:frame><draw:frame draw:style-name="gr3" draw:text-style-name="P11" svg:width="0.548cm" svg:height="0.311cm" svg:x="-0.406cm" svg:y="9.804cm"><draw:text-box><text:p text:style-name="P10"><text:span text:style-name="T7">51</text:span></text:p><text:p text:style-name="P10"><text:span text:style-name="T7"/></text:p></draw:text-box></draw:frame><draw:frame draw:style-name="gr3" draw:text-style-name="P11" svg:width="0.548cm" svg:height="0.311cm" svg:x="-0.406cm" svg:y="10.843cm"><draw:text-box><text:p text:style-name="P10"><text:span text:style-name="T7">52</text:span></text:p><text:p text:style-name="P10"><text:span text:style-name="T7"/></text:p></draw:text-box></draw:frame><draw:frame draw:style-name="gr3" draw:text-style-name="P11" svg:width="0.548cm" svg:height="0.311cm" svg:x="-0.406cm" svg:y="11.86cm"><draw:text-box><text:p text:style-name="P10"><text:span text:style-name="T7">53</text:span></text:p><text:p text:style-name="P10"><text:span text:style-name="T7"/></text:p></draw:text-box></draw:frame><draw:frame draw:style-name="gr3" draw:text-style-name="P11" svg:width="0.548cm" svg:height="0.311cm" svg:x="-0.406cm" svg:y="12.899cm"><draw:text-box><text:p text:style-name="P10"><text:span text:style-name="T7">54</text:span></text:p><text:p text:style-name="P10"><text:span text:style-name="T7"/></text:p></draw:text-box></draw:frame><draw:frame draw:style-name="gr3" draw:text-style-name="P11" svg:width="0.548cm" svg:height="0.311cm" svg:x="-0.406cm" svg:y="13.917cm"><draw:text-box><text:p text:style-name="P10"><text:span text:style-name="T7">55</text:span></text:p><text:p text:style-name="P10"><text:span text:style-name="T7"/></text:p></draw:text-box></draw:frame><draw:frame draw:style-name="gr3" draw:text-style-name="P11" svg:width="0.548cm" svg:height="0.311cm" svg:x="-0.406cm" svg:y="14.956cm"><draw:text-box><text:p text:style-name="P10"><text:span text:style-name="T7">56</text:span></text:p><text:p text:style-name="P10"><text:span text:style-name="T7"/></text:p></draw:text-box></draw:frame><draw:frame draw:style-name="gr3" draw:text-style-name="P11" svg:width="0.548cm" svg:height="0.311cm" svg:x="-0.406cm" svg:y="15.974cm"><draw:text-box><text:p text:style-name="P10"><text:span text:style-name="T7">57</text:span></text:p><text:p text:style-name="P10"><text:span text:style-name="T7"/></text:p></draw:text-box></draw:frame><draw:frame draw:style-name="gr3" draw:text-style-name="P11" svg:width="0.548cm" svg:height="0.311cm" svg:x="-0.406cm" svg:y="17.011cm"><draw:text-box><text:p text:style-name="P10"><text:span text:style-name="T7">58</text:span></text:p><text:p text:style-name="P10"><text:span text:style-name="T7"/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8T13:10:05.292000000</dc:date>
    <meta:editing-duration>PT3H27M58S</meta:editing-duration>
    <meta:editing-cycles>40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